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6.3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db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eschlecht</text:p>
          </table:table-cell>
          <table:table-cell office:value-type="string" calcext:value-type="string">
            <text:p>Anrede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anae Abdi</text:p>
          </table:table-cell>
          <table:table-cell office:value-type="float" office:value="861028" calcext:value-type="float">
            <text:p>86102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ökay Akbulut</text:p>
          </table:table-cell>
          <table:table-cell office:value-type="float" office:value="857082" calcext:value-type="float">
            <text:p>85708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Valentin Abel</text:p>
          </table:table-cell>
          <table:table-cell office:value-type="float" office:value="860100" calcext:value-type="float">
            <text:p>86010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li Al-Dailami</text:p>
          </table:table-cell>
          <table:table-cell office:value-type="float" office:value="860114" calcext:value-type="float">
            <text:p>86011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nut Abraham</text:p>
          </table:table-cell>
          <table:table-cell office:value-type="float" office:value="860546" calcext:value-type="float">
            <text:p>86054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uhanad Al-Halak</text:p>
          </table:table-cell>
          <table:table-cell office:value-type="float" office:value="860118" calcext:value-type="float">
            <text:p>86011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atja Adler</text:p>
          </table:table-cell>
          <table:table-cell office:value-type="float" office:value="860102" calcext:value-type="float">
            <text:p>86010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eem Alabali-Radovan</text:p>
          </table:table-cell>
          <table:table-cell office:value-type="float" office:value="860830" calcext:value-type="float">
            <text:p>86083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tephanie Aeffner</text:p>
          </table:table-cell>
          <table:table-cell office:value-type="float" office:value="860154" calcext:value-type="float">
            <text:p>86015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tephan Albani</text:p>
          </table:table-cell>
          <table:table-cell office:value-type="float" office:value="857088" calcext:value-type="float">
            <text:p>85708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dis Ahmetovic</text:p>
          </table:table-cell>
          <table:table-cell office:value-type="float" office:value="861876" calcext:value-type="float">
            <text:p>86187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enata Alt</text:p>
          </table:table-cell>
          <table:table-cell office:value-type="float" office:value="857098" calcext:value-type="float">
            <text:p>85709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orbert Maria Altenkamp</text:p>
          </table:table-cell>
          <table:table-cell office:value-type="float" office:value="857102" calcext:value-type="float">
            <text:p>85710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hilipp Amthor</text:p>
          </table:table-cell>
          <table:table-cell office:value-type="float" office:value="857086" calcext:value-type="float">
            <text:p>85708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uise Amtsberg</text:p>
          </table:table-cell>
          <table:table-cell office:value-type="float" office:value="857104" calcext:value-type="float">
            <text:p>85710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agmar Andres</text:p>
          </table:table-cell>
          <table:table-cell office:value-type="float" office:value="860980" calcext:value-type="float">
            <text:p>86098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iels Annen</text:p>
          </table:table-cell>
          <table:table-cell office:value-type="float" office:value="857106" calcext:value-type="float">
            <text:p>85710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ohannes Arlt</text:p>
          </table:table-cell>
          <table:table-cell office:value-type="float" office:value="860828" calcext:value-type="float">
            <text:p>86082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hristine Aschenberg-Dugnus</text:p>
          </table:table-cell>
          <table:table-cell office:value-type="float" office:value="857094" calcext:value-type="float">
            <text:p>85709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ndreas Audretsch</text:p>
          </table:table-cell>
          <table:table-cell office:value-type="float" office:value="860496" calcext:value-type="float">
            <text:p>86049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rtur Auernhammer</text:p>
          </table:table-cell>
          <table:table-cell office:value-type="float" office:value="857084" calcext:value-type="float">
            <text:p>85708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eter Aumer</text:p>
          </table:table-cell>
          <table:table-cell office:value-type="float" office:value="857090" calcext:value-type="float">
            <text:p>85709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ik Außendorf</text:p>
          </table:table-cell>
          <table:table-cell office:value-type="float" office:value="860932" calcext:value-type="float">
            <text:p>86093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obias Bacherle</text:p>
          </table:table-cell>
          <table:table-cell office:value-type="float" office:value="860138" calcext:value-type="float">
            <text:p>86013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arolin Bachmann</text:p>
          </table:table-cell>
          <table:table-cell office:value-type="float" office:value="863318" calcext:value-type="float">
            <text:p>86331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isa Badum</text:p>
          </table:table-cell>
          <table:table-cell office:value-type="float" office:value="857148" calcext:value-type="float">
            <text:p>85714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eike Baehrens</text:p>
          </table:table-cell>
          <table:table-cell office:value-type="float" office:value="857144" calcext:value-type="float">
            <text:p>85714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orothee Bär</text:p>
          </table:table-cell>
          <table:table-cell office:value-type="float" office:value="857110" calcext:value-type="float">
            <text:p>85711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arl Bär</text:p>
          </table:table-cell>
          <table:table-cell office:value-type="float" office:value="860334" calcext:value-type="float">
            <text:p>86033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nnalena Baerbock</text:p>
          </table:table-cell>
          <table:table-cell office:value-type="float" office:value="857150" calcext:value-type="float">
            <text:p>85715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Ulrike Bahr</text:p>
          </table:table-cell>
          <table:table-cell office:value-type="float" office:value="857152" calcext:value-type="float">
            <text:p>85715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aniel Baldy</text:p>
          </table:table-cell>
          <table:table-cell office:value-type="float" office:value="861186" calcext:value-type="float">
            <text:p>86118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Felix Banaszak</text:p>
          </table:table-cell>
          <table:table-cell office:value-type="float" office:value="860904" calcext:value-type="float">
            <text:p>86090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ezahat Baradari</text:p>
          </table:table-cell>
          <table:table-cell office:value-type="float" office:value="857122" calcext:value-type="float">
            <text:p>85712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homas Bareiß</text:p>
          </table:table-cell>
          <table:table-cell office:value-type="float" office:value="857138" calcext:value-type="float">
            <text:p>85713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ören Bartol</text:p>
          </table:table-cell>
          <table:table-cell office:value-type="float" office:value="857132" calcext:value-type="float">
            <text:p>85713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Dietmar Bartsch</text:p>
          </table:table-cell>
          <table:table-cell office:value-type="float" office:value="857154" calcext:value-type="float">
            <text:p>85715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ärbel Bas</text:p>
          </table:table-cell>
          <table:table-cell office:value-type="float" office:value="857120" calcext:value-type="float">
            <text:p>85712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icole Bauer</text:p>
          </table:table-cell>
          <table:table-cell office:value-type="float" office:value="857140" calcext:value-type="float">
            <text:p>85714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Christina Baum</text:p>
          </table:table-cell>
          <table:table-cell office:value-type="float" office:value="860218" calcext:value-type="float">
            <text:p>86021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Bernd Baumann</text:p>
          </table:table-cell>
          <table:table-cell office:value-type="float" office:value="857160" calcext:value-type="float">
            <text:p>85716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anan Bayram</text:p>
          </table:table-cell>
          <table:table-cell office:value-type="float" office:value="857156" calcext:value-type="float">
            <text:p>85715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atharina Beck</text:p>
          </table:table-cell>
          <table:table-cell office:value-type="float" office:value="860700" calcext:value-type="float">
            <text:p>86070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oger Beckamp</text:p>
          </table:table-cell>
          <table:table-cell office:value-type="float" office:value="860236" calcext:value-type="float">
            <text:p>86023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Holger Becker</text:p>
          </table:table-cell>
          <table:table-cell office:value-type="float" office:value="861440" calcext:value-type="float">
            <text:p>86144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ens Beeck</text:p>
          </table:table-cell>
          <table:table-cell office:value-type="float" office:value="857142" calcext:value-type="float">
            <text:p>85714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Lukas Benner</text:p>
          </table:table-cell>
          <table:table-cell office:value-type="float" office:value="861470" calcext:value-type="float">
            <text:p>86147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ürgen Berghahn</text:p>
          </table:table-cell>
          <table:table-cell office:value-type="float" office:value="861088" calcext:value-type="float">
            <text:p>86108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André Berghegger</text:p>
          </table:table-cell>
          <table:table-cell office:value-type="float" office:value="857124" calcext:value-type="float">
            <text:p>85712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engt Bergt</text:p>
          </table:table-cell>
          <table:table-cell office:value-type="float" office:value="861374" calcext:value-type="float">
            <text:p>86137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rc Bernhard</text:p>
          </table:table-cell>
          <table:table-cell office:value-type="float" office:value="857114" calcext:value-type="float">
            <text:p>85711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eter Beyer</text:p>
          </table:table-cell>
          <table:table-cell office:value-type="float" office:value="857108" calcext:value-type="float">
            <text:p>85710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rc Biadacz</text:p>
          </table:table-cell>
          <table:table-cell office:value-type="float" office:value="857126" calcext:value-type="float">
            <text:p>85712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teffen Bilger</text:p>
          </table:table-cell>
          <table:table-cell office:value-type="float" office:value="857146" calcext:value-type="float">
            <text:p>85714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tthias W. Birkwald</text:p>
          </table:table-cell>
          <table:table-cell office:value-type="float" office:value="857206" calcext:value-type="float">
            <text:p>85720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akob Blankenburg</text:p>
          </table:table-cell>
          <table:table-cell office:value-type="float" office:value="860872" calcext:value-type="float">
            <text:p>86087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ndreas Bleck</text:p>
          </table:table-cell>
          <table:table-cell office:value-type="float" office:value="857164" calcext:value-type="float">
            <text:p>85716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ené Bochmann</text:p>
          </table:table-cell>
          <table:table-cell office:value-type="float" office:value="860294" calcext:value-type="float">
            <text:p>86029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Ingo Bodtke</text:p>
          </table:table-cell>
          <table:table-cell office:value-type="float" office:value="860300" calcext:value-type="float">
            <text:p>86030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eter Boehringer</text:p>
          </table:table-cell>
          <table:table-cell office:value-type="float" office:value="857196" calcext:value-type="float">
            <text:p>85719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Friedhelm Boginski</text:p>
          </table:table-cell>
          <table:table-cell office:value-type="float" office:value="860302" calcext:value-type="float">
            <text:p>86030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Gereon Bollmann</text:p>
          </table:table-cell>
          <table:table-cell office:value-type="float" office:value="860310" calcext:value-type="float">
            <text:p>86031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mone Borchardt</text:p>
          </table:table-cell>
          <table:table-cell office:value-type="float" office:value="860762" calcext:value-type="float">
            <text:p>86076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ichael Brand</text:p>
          </table:table-cell>
          <table:table-cell office:value-type="float" office:value="857184" calcext:value-type="float">
            <text:p>85718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Jens Brandenburg</text:p>
          </table:table-cell>
          <table:table-cell office:value-type="float" office:value="857216" calcext:value-type="float">
            <text:p>85721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rio Brandenburg</text:p>
          </table:table-cell>
          <table:table-cell office:value-type="float" office:value="857166" calcext:value-type="float">
            <text:p>85716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irk Brandes</text:p>
          </table:table-cell>
          <table:table-cell office:value-type="float" office:value="860314" calcext:value-type="float">
            <text:p>86031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Reinhard Brandl</text:p>
          </table:table-cell>
          <table:table-cell office:value-type="float" office:value="857194" calcext:value-type="float">
            <text:p>85719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tephan Brandner</text:p>
          </table:table-cell>
          <table:table-cell office:value-type="float" office:value="857202" calcext:value-type="float">
            <text:p>85720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Franziska Brantner</text:p>
          </table:table-cell>
          <table:table-cell office:value-type="float" office:value="857200" calcext:value-type="float">
            <text:p>85720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f. Dr. Helge Braun</text:p>
          </table:table-cell>
          <table:table-cell office:value-type="float" office:value="857178" calcext:value-type="float">
            <text:p>85717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ürgen Braun</text:p>
          </table:table-cell>
          <table:table-cell office:value-type="float" office:value="857190" calcext:value-type="float">
            <text:p>85719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lvia Breher</text:p>
          </table:table-cell>
          <table:table-cell office:value-type="float" office:value="857172" calcext:value-type="float">
            <text:p>85717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bastian Brehm</text:p>
          </table:table-cell>
          <table:table-cell office:value-type="float" office:value="857198" calcext:value-type="float">
            <text:p>85719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eike Brehmer</text:p>
          </table:table-cell>
          <table:table-cell office:value-type="float" office:value="857180" calcext:value-type="float">
            <text:p>85718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ichael Breilmann</text:p>
          </table:table-cell>
          <table:table-cell office:value-type="float" office:value="860954" calcext:value-type="float">
            <text:p>86095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eni Breymaier</text:p>
          </table:table-cell>
          <table:table-cell office:value-type="float" office:value="857186" calcext:value-type="float">
            <text:p>85718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alph Brinkhaus</text:p>
          </table:table-cell>
          <table:table-cell office:value-type="float" office:value="857212" calcext:value-type="float">
            <text:p>85721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Carsten Brodesser</text:p>
          </table:table-cell>
          <table:table-cell office:value-type="float" office:value="857218" calcext:value-type="float">
            <text:p>85721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Marlon Bröhr</text:p>
          </table:table-cell>
          <table:table-cell office:value-type="float" office:value="861144" calcext:value-type="float">
            <text:p>86114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gnieszka Brugger</text:p>
          </table:table-cell>
          <table:table-cell office:value-type="float" office:value="857182" calcext:value-type="float">
            <text:p>85718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Frank Bsirske</text:p>
          </table:table-cell>
          <table:table-cell office:value-type="float" office:value="860818" calcext:value-type="float">
            <text:p>86081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andra Bubendorfer-Licht</text:p>
          </table:table-cell>
          <table:table-cell office:value-type="float" office:value="857188" calcext:value-type="float">
            <text:p>85718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atrin Budde</text:p>
          </table:table-cell>
          <table:table-cell office:value-type="float" office:value="857170" calcext:value-type="float">
            <text:p>85717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rcus Bühl</text:p>
          </table:table-cell>
          <table:table-cell office:value-type="float" office:value="857208" calcext:value-type="float">
            <text:p>85720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lara Bünger</text:p>
          </table:table-cell>
          <table:table-cell office:value-type="float" office:value="874466" calcext:value-type="float">
            <text:p>87446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Yannick Bury</text:p>
          </table:table-cell>
          <table:table-cell office:value-type="float" office:value="861566" calcext:value-type="float">
            <text:p>86156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Marco Buschmann</text:p>
          </table:table-cell>
          <table:table-cell office:value-type="float" office:value="857192" calcext:value-type="float">
            <text:p>85719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arlheinz Busen</text:p>
          </table:table-cell>
          <table:table-cell office:value-type="float" office:value="857210" calcext:value-type="float">
            <text:p>85721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etr Bystron</text:p>
          </table:table-cell>
          <table:table-cell office:value-type="float" office:value="857176" calcext:value-type="float">
            <text:p>85717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sabel Cademartori</text:p>
          </table:table-cell>
          <table:table-cell office:value-type="float" office:value="860204" calcext:value-type="float">
            <text:p>86020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f. Dr. Lars Castellucci</text:p>
          </table:table-cell>
          <table:table-cell office:value-type="float" office:value="857236" calcext:value-type="float">
            <text:p>85723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Anna Christmann</text:p>
          </table:table-cell>
          <table:table-cell office:value-type="float" office:value="857222" calcext:value-type="float">
            <text:p>85722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ino Chrupalla</text:p>
          </table:table-cell>
          <table:table-cell office:value-type="float" office:value="857230" calcext:value-type="float">
            <text:p>85723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itta Connemann</text:p>
          </table:table-cell>
          <table:table-cell office:value-type="float" office:value="857226" calcext:value-type="float">
            <text:p>85722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ürgen Coße</text:p>
          </table:table-cell>
          <table:table-cell office:value-type="float" office:value="860994" calcext:value-type="float">
            <text:p>86099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oana Cotar</text:p>
          </table:table-cell>
          <table:table-cell office:value-type="float" office:value="857234" calcext:value-type="float">
            <text:p>85723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arl-Julius Cronenberg</text:p>
          </table:table-cell>
          <table:table-cell office:value-type="float" office:value="857232" calcext:value-type="float">
            <text:p>85723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Gottfried Curio</text:p>
          </table:table-cell>
          <table:table-cell office:value-type="float" office:value="857228" calcext:value-type="float">
            <text:p>85722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rio Czaja</text:p>
          </table:table-cell>
          <table:table-cell office:value-type="float" office:value="861524" calcext:value-type="float">
            <text:p>86152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Janosch Dahmen</text:p>
          </table:table-cell>
          <table:table-cell office:value-type="float" office:value="857272" calcext:value-type="float">
            <text:p>85727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ernhard Daldrup</text:p>
          </table:table-cell>
          <table:table-cell office:value-type="float" office:value="857248" calcext:value-type="float">
            <text:p>85724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strid Damerow</text:p>
          </table:table-cell>
          <table:table-cell office:value-type="float" office:value="857268" calcext:value-type="float">
            <text:p>85726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evim Dağdelen</text:p>
          </table:table-cell>
          <table:table-cell office:value-type="float" office:value="857246" calcext:value-type="float">
            <text:p>85724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kin Deligöz</text:p>
          </table:table-cell>
          <table:table-cell office:value-type="float" office:value="857242" calcext:value-type="float">
            <text:p>85724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akan Demir</text:p>
          </table:table-cell>
          <table:table-cell office:value-type="float" office:value="861502" calcext:value-type="float">
            <text:p>86150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Sandra Detzer</text:p>
          </table:table-cell>
          <table:table-cell office:value-type="float" office:value="860130" calcext:value-type="float">
            <text:p>86013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Karamba Diaby</text:p>
          </table:table-cell>
          <table:table-cell office:value-type="float" office:value="857252" calcext:value-type="float">
            <text:p>85725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rtin Diedenhofen</text:p>
          </table:table-cell>
          <table:table-cell office:value-type="float" office:value="861190" calcext:value-type="float">
            <text:p>86119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an Dieren</text:p>
          </table:table-cell>
          <table:table-cell office:value-type="float" office:value="861096" calcext:value-type="float">
            <text:p>86109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homas Dietz</text:p>
          </table:table-cell>
          <table:table-cell office:value-type="float" office:value="860430" calcext:value-type="float">
            <text:p>86043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sther Dilcher</text:p>
          </table:table-cell>
          <table:table-cell office:value-type="float" office:value="857244" calcext:value-type="float">
            <text:p>85724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abine Dittmar</text:p>
          </table:table-cell>
          <table:table-cell office:value-type="float" office:value="857240" calcext:value-type="float">
            <text:p>85724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ijan Djir-Sarai</text:p>
          </table:table-cell>
          <table:table-cell office:value-type="float" office:value="857262" calcext:value-type="float">
            <text:p>85726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lexander Dobrindt</text:p>
          </table:table-cell>
          <table:table-cell office:value-type="float" office:value="857264" calcext:value-type="float">
            <text:p>85726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Felix Döring</text:p>
          </table:table-cell>
          <table:table-cell office:value-type="float" office:value="860648" calcext:value-type="float">
            <text:p>86064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nke Domscheit-Berg</text:p>
          </table:table-cell>
          <table:table-cell office:value-type="float" office:value="857258" calcext:value-type="float">
            <text:p>85725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ichael Donth</text:p>
          </table:table-cell>
          <table:table-cell office:value-type="float" office:value="857254" calcext:value-type="float">
            <text:p>85725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atharina Dröge</text:p>
          </table:table-cell>
          <table:table-cell office:value-type="float" office:value="857250" calcext:value-type="float">
            <text:p>85725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Falko Droßmann</text:p>
          </table:table-cell>
          <table:table-cell office:value-type="float" office:value="861608" calcext:value-type="float">
            <text:p>86160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eborah Düring</text:p>
          </table:table-cell>
          <table:table-cell office:value-type="float" office:value="860736" calcext:value-type="float">
            <text:p>86073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hristian Dürr</text:p>
          </table:table-cell>
          <table:table-cell office:value-type="float" office:value="857270" calcext:value-type="float">
            <text:p>85727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ansjörg Durz</text:p>
          </table:table-cell>
          <table:table-cell office:value-type="float" office:value="857260" calcext:value-type="float">
            <text:p>85726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arald Ebner</text:p>
          </table:table-cell>
          <table:table-cell office:value-type="float" office:value="857284" calcext:value-type="float">
            <text:p>85728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xel Echeverria</text:p>
          </table:table-cell>
          <table:table-cell office:value-type="float" office:value="860998" calcext:value-type="float">
            <text:p>86099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Leon Eckert</text:p>
          </table:table-cell>
          <table:table-cell office:value-type="float" office:value="860382" calcext:value-type="float">
            <text:p>86038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alph Edelhäußer</text:p>
          </table:table-cell>
          <table:table-cell office:value-type="float" office:value="861822" calcext:value-type="float">
            <text:p>86182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homas Ehrhorn</text:p>
          </table:table-cell>
          <table:table-cell office:value-type="float" office:value="857276" calcext:value-type="float">
            <text:p>85727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onja Eichwede</text:p>
          </table:table-cell>
          <table:table-cell office:value-type="float" office:value="860474" calcext:value-type="float">
            <text:p>86047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rcel Emmerich</text:p>
          </table:table-cell>
          <table:table-cell office:value-type="float" office:value="863346" calcext:value-type="float">
            <text:p>86334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lexander Engelhard</text:p>
          </table:table-cell>
          <table:table-cell office:value-type="float" office:value="861748" calcext:value-type="float">
            <text:p>86174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eike Engelhardt</text:p>
          </table:table-cell>
          <table:table-cell office:value-type="float" office:value="860228" calcext:value-type="float">
            <text:p>86022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artina Englhardt-Kopf</text:p>
          </table:table-cell>
          <table:table-cell office:value-type="float" office:value="860320" calcext:value-type="float">
            <text:p>86032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homas Erndl</text:p>
          </table:table-cell>
          <table:table-cell office:value-type="float" office:value="857286" calcext:value-type="float">
            <text:p>85728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laus Ernst</text:p>
          </table:table-cell>
          <table:table-cell office:value-type="float" office:value="857282" calcext:value-type="float">
            <text:p>85728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Wiebke Esdar</text:p>
          </table:table-cell>
          <table:table-cell office:value-type="float" office:value="857288" calcext:value-type="float">
            <text:p>85728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askia Esken</text:p>
          </table:table-cell>
          <table:table-cell office:value-type="float" office:value="857280" calcext:value-type="float">
            <text:p>85728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Michael Espendiller</text:p>
          </table:table-cell>
          <table:table-cell office:value-type="float" office:value="857290" calcext:value-type="float">
            <text:p>85729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Marcus Faber</text:p>
          </table:table-cell>
          <table:table-cell office:value-type="float" office:value="857296" calcext:value-type="float">
            <text:p>85729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ermann Färber</text:p>
          </table:table-cell>
          <table:table-cell office:value-type="float" office:value="857322" calcext:value-type="float">
            <text:p>85732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riane Fäscher</text:p>
          </table:table-cell>
          <table:table-cell office:value-type="float" office:value="860484" calcext:value-type="float">
            <text:p>86048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Yasmin Fahimi</text:p>
          </table:table-cell>
          <table:table-cell office:value-type="float" office:value="857316" calcext:value-type="float">
            <text:p>85731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obert Farle</text:p>
          </table:table-cell>
          <table:table-cell office:value-type="float" office:value="863326" calcext:value-type="float">
            <text:p>86332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Johannes Fechner</text:p>
          </table:table-cell>
          <table:table-cell office:value-type="float" office:value="857324" calcext:value-type="float">
            <text:p>85732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Uwe Feiler</text:p>
          </table:table-cell>
          <table:table-cell office:value-type="float" office:value="857298" calcext:value-type="float">
            <text:p>85729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eter Felser</text:p>
          </table:table-cell>
          <table:table-cell office:value-type="float" office:value="857292" calcext:value-type="float">
            <text:p>85729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Enak Ferlemann</text:p>
          </table:table-cell>
          <table:table-cell office:value-type="float" office:value="857318" calcext:value-type="float">
            <text:p>85731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usanne Ferschl</text:p>
          </table:table-cell>
          <table:table-cell office:value-type="float" office:value="857312" calcext:value-type="float">
            <text:p>85731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milia Fester</text:p>
          </table:table-cell>
          <table:table-cell office:value-type="float" office:value="860704" calcext:value-type="float">
            <text:p>86070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bastian Fiedler</text:p>
          </table:table-cell>
          <table:table-cell office:value-type="float" office:value="861716" calcext:value-type="float">
            <text:p>86171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aniel Föst</text:p>
          </table:table-cell>
          <table:table-cell office:value-type="float" office:value="857310" calcext:value-type="float">
            <text:p>85731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Edgar Franke</text:p>
          </table:table-cell>
          <table:table-cell office:value-type="float" office:value="857306" calcext:value-type="float">
            <text:p>85730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horsten Frei</text:p>
          </table:table-cell>
          <table:table-cell office:value-type="float" office:value="857308" calcext:value-type="float">
            <text:p>85730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Otto Fricke</text:p>
          </table:table-cell>
          <table:table-cell office:value-type="float" office:value="857314" calcext:value-type="float">
            <text:p>85731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ietmar Friedhoff</text:p>
          </table:table-cell>
          <table:table-cell office:value-type="float" office:value="857302" calcext:value-type="float">
            <text:p>85730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Hans-Peter Friedrich</text:p>
          </table:table-cell>
          <table:table-cell office:value-type="float" office:value="857300" calcext:value-type="float">
            <text:p>85730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ichael Frieser</text:p>
          </table:table-cell>
          <table:table-cell office:value-type="float" office:value="857294" calcext:value-type="float">
            <text:p>85729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Götz Frömming</text:p>
          </table:table-cell>
          <table:table-cell office:value-type="float" office:value="857320" calcext:value-type="float">
            <text:p>85732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rkus Frohnmaier</text:p>
          </table:table-cell>
          <table:table-cell office:value-type="float" office:value="857304" calcext:value-type="float">
            <text:p>85730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Fabian Funke</text:p>
          </table:table-cell>
          <table:table-cell office:value-type="float" office:value="861290" calcext:value-type="float">
            <text:p>86129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ximilian Funke-Kaiser</text:p>
          </table:table-cell>
          <table:table-cell office:value-type="float" office:value="860504" calcext:value-type="float">
            <text:p>86050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Ingo Gädechens</text:p>
          </table:table-cell>
          <table:table-cell office:value-type="float" office:value="857372" calcext:value-type="float">
            <text:p>85737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chahina Gambir</text:p>
          </table:table-cell>
          <table:table-cell office:value-type="float" office:value="860934" calcext:value-type="float">
            <text:p>86093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essa Ganserer</text:p>
          </table:table-cell>
          <table:table-cell office:value-type="float" office:value="860336" calcext:value-type="float">
            <text:p>86033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rtin Gassner-Herz</text:p>
          </table:table-cell>
          <table:table-cell office:value-type="float" office:value="860520" calcext:value-type="float">
            <text:p>86052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tthias Gastel</text:p>
          </table:table-cell>
          <table:table-cell office:value-type="float" office:value="857368" calcext:value-type="float">
            <text:p>85736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Alexander Gauland</text:p>
          </table:table-cell>
          <table:table-cell office:value-type="float" office:value="857328" calcext:value-type="float">
            <text:p>85732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nuel Gava</text:p>
          </table:table-cell>
          <table:table-cell office:value-type="float" office:value="860882" calcext:value-type="float">
            <text:p>86088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Thomas Gebhart</text:p>
          </table:table-cell>
          <table:table-cell office:value-type="float" office:value="863124" calcext:value-type="float">
            <text:p>86312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ai Gehring</text:p>
          </table:table-cell>
          <table:table-cell office:value-type="float" office:value="857348" calcext:value-type="float">
            <text:p>85734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Jonas Geissler</text:p>
          </table:table-cell>
          <table:table-cell office:value-type="float" office:value="861556" calcext:value-type="float">
            <text:p>86155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tefan Gelbhaar</text:p>
          </table:table-cell>
          <table:table-cell office:value-type="float" office:value="857334" calcext:value-type="float">
            <text:p>85733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ichael Gerdes</text:p>
          </table:table-cell>
          <table:table-cell office:value-type="float" office:value="857362" calcext:value-type="float">
            <text:p>85736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nut Gerschau</text:p>
          </table:table-cell>
          <table:table-cell office:value-type="float" office:value="860534" calcext:value-type="float">
            <text:p>86053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rtin Gerster</text:p>
          </table:table-cell>
          <table:table-cell office:value-type="float" office:value="857338" calcext:value-type="float">
            <text:p>85733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Jan-Niclas Gesenhues</text:p>
          </table:table-cell>
          <table:table-cell office:value-type="float" office:value="860906" calcext:value-type="float">
            <text:p>86090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lbrecht Glaser</text:p>
          </table:table-cell>
          <table:table-cell office:value-type="float" office:value="857350" calcext:value-type="float">
            <text:p>85735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ngelika Glöckner</text:p>
          </table:table-cell>
          <table:table-cell office:value-type="float" office:value="857370" calcext:value-type="float">
            <text:p>85737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annes Gnauck</text:p>
          </table:table-cell>
          <table:table-cell office:value-type="float" office:value="860536" calcext:value-type="float">
            <text:p>86053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atrin Göring-Eckardt</text:p>
          </table:table-cell>
          <table:table-cell office:value-type="float" office:value="857330" calcext:value-type="float">
            <text:p>85733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hristian Görke</text:p>
          </table:table-cell>
          <table:table-cell office:value-type="float" office:value="860512" calcext:value-type="float">
            <text:p>86051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icole Gohlke</text:p>
          </table:table-cell>
          <table:table-cell office:value-type="float" office:value="857380" calcext:value-type="float">
            <text:p>85738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ay Gottschalk</text:p>
          </table:table-cell>
          <table:table-cell office:value-type="float" office:value="857332" calcext:value-type="float">
            <text:p>85733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Ingeborg Gräßle</text:p>
          </table:table-cell>
          <table:table-cell office:value-type="float" office:value="860112" calcext:value-type="float">
            <text:p>86011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Fabian Gramling</text:p>
          </table:table-cell>
          <table:table-cell office:value-type="float" office:value="861744" calcext:value-type="float">
            <text:p>86174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f. Dr. Armin Grau</text:p>
          </table:table-cell>
          <table:table-cell office:value-type="float" office:value="861218" calcext:value-type="float">
            <text:p>86121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imon Gremmels</text:p>
          </table:table-cell>
          <table:table-cell office:value-type="float" office:value="857384" calcext:value-type="float">
            <text:p>85738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erstin Griese</text:p>
          </table:table-cell>
          <table:table-cell office:value-type="float" office:value="857340" calcext:value-type="float">
            <text:p>85734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ermann Gröhe</text:p>
          </table:table-cell>
          <table:table-cell office:value-type="float" office:value="857336" calcext:value-type="float">
            <text:p>85733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Uli Grötsch</text:p>
          </table:table-cell>
          <table:table-cell office:value-type="float" office:value="857364" calcext:value-type="float">
            <text:p>85736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ichael Grosse-Brömer</text:p>
          </table:table-cell>
          <table:table-cell office:value-type="float" office:value="857344" calcext:value-type="float">
            <text:p>85734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rkus Grübel</text:p>
          </table:table-cell>
          <table:table-cell office:value-type="float" office:value="857360" calcext:value-type="float">
            <text:p>85736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rof. Monika Grütters</text:p>
          </table:table-cell>
          <table:table-cell office:value-type="float" office:value="857378" calcext:value-type="float">
            <text:p>85737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abine Grützmacher</text:p>
          </table:table-cell>
          <table:table-cell office:value-type="float" office:value="861782" calcext:value-type="float">
            <text:p>86178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nfred Grund</text:p>
          </table:table-cell>
          <table:table-cell office:value-type="float" office:value="857366" calcext:value-type="float">
            <text:p>85736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Erhard Grundl</text:p>
          </table:table-cell>
          <table:table-cell office:value-type="float" office:value="857346" calcext:value-type="float">
            <text:p>85734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Oliver Grundmann</text:p>
          </table:table-cell>
          <table:table-cell office:value-type="float" office:value="857356" calcext:value-type="float">
            <text:p>85735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erap Güler</text:p>
          </table:table-cell>
          <table:table-cell office:value-type="float" office:value="860942" calcext:value-type="float">
            <text:p>86094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Fritz Güntzler</text:p>
          </table:table-cell>
          <table:table-cell office:value-type="float" office:value="857354" calcext:value-type="float">
            <text:p>85735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tes Gürpinar</text:p>
          </table:table-cell>
          <table:table-cell office:value-type="float" office:value="860516" calcext:value-type="float">
            <text:p>86051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Olav Gutting</text:p>
          </table:table-cell>
          <table:table-cell office:value-type="float" office:value="857342" calcext:value-type="float">
            <text:p>85734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Gregor Gysi</text:p>
          </table:table-cell>
          <table:table-cell office:value-type="float" office:value="863130" calcext:value-type="float">
            <text:p>86313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hristian Haase</text:p>
          </table:table-cell>
          <table:table-cell office:value-type="float" office:value="857456" calcext:value-type="float">
            <text:p>85745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Robert Habeck</text:p>
          </table:table-cell>
          <table:table-cell office:value-type="float" office:value="861322" calcext:value-type="float">
            <text:p>86132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homas Hacker</text:p>
          </table:table-cell>
          <table:table-cell office:value-type="float" office:value="857486" calcext:value-type="float">
            <text:p>85748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ettina Hagedorn</text:p>
          </table:table-cell>
          <table:table-cell office:value-type="float" office:value="857422" calcext:value-type="float">
            <text:p>85742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ita Hagl-Kehl</text:p>
          </table:table-cell>
          <table:table-cell office:value-type="float" office:value="857446" calcext:value-type="float">
            <text:p>85744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André Hahn</text:p>
          </table:table-cell>
          <table:table-cell office:value-type="float" office:value="857462" calcext:value-type="float">
            <text:p>85746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Florian Hahn</text:p>
          </table:table-cell>
          <table:table-cell office:value-type="float" office:value="857470" calcext:value-type="float">
            <text:p>85747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etin Hakverdi</text:p>
          </table:table-cell>
          <table:table-cell office:value-type="float" office:value="857438" calcext:value-type="float">
            <text:p>85743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eginald Hanke</text:p>
          </table:table-cell>
          <table:table-cell office:value-type="float" office:value="857466" calcext:value-type="float">
            <text:p>85746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ariana Iris Harder-Kühnel</text:p>
          </table:table-cell>
          <table:table-cell office:value-type="float" office:value="857390" calcext:value-type="float">
            <text:p>85739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ürgen Hardt</text:p>
          </table:table-cell>
          <table:table-cell office:value-type="float" office:value="857408" calcext:value-type="float">
            <text:p>85740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hilipp Hartewig</text:p>
          </table:table-cell>
          <table:table-cell office:value-type="float" office:value="860586" calcext:value-type="float">
            <text:p>86058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bastian Hartmann</text:p>
          </table:table-cell>
          <table:table-cell office:value-type="float" office:value="857488" calcext:value-type="float">
            <text:p>85748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Ulrike Harzer</text:p>
          </table:table-cell>
          <table:table-cell office:value-type="float" office:value="860588" calcext:value-type="float">
            <text:p>86058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ritta Haßelmann</text:p>
          </table:table-cell>
          <table:table-cell office:value-type="float" office:value="857416" calcext:value-type="float">
            <text:p>85741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tthias Hauer</text:p>
          </table:table-cell>
          <table:table-cell office:value-type="float" office:value="857432" calcext:value-type="float">
            <text:p>85743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ochen Haug</text:p>
          </table:table-cell>
          <table:table-cell office:value-type="float" office:value="857388" calcext:value-type="float">
            <text:p>85738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Stefan Heck</text:p>
          </table:table-cell>
          <table:table-cell office:value-type="float" office:value="860650" calcext:value-type="float">
            <text:p>86065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irk Heidenblut</text:p>
          </table:table-cell>
          <table:table-cell office:value-type="float" office:value="857440" calcext:value-type="float">
            <text:p>85744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eter Heidt</text:p>
          </table:table-cell>
          <table:table-cell office:value-type="float" office:value="857476" calcext:value-type="float">
            <text:p>85747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ubertus Heil</text:p>
          </table:table-cell>
          <table:table-cell office:value-type="float" office:value="857452" calcext:value-type="float">
            <text:p>85745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echthild Heil</text:p>
          </table:table-cell>
          <table:table-cell office:value-type="float" office:value="857412" calcext:value-type="float">
            <text:p>85741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rauke Heiligenstadt</text:p>
          </table:table-cell>
          <table:table-cell office:value-type="float" office:value="860864" calcext:value-type="float">
            <text:p>86086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homas Heilmann</text:p>
          </table:table-cell>
          <table:table-cell office:value-type="float" office:value="857430" calcext:value-type="float">
            <text:p>85743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abriela Heinrich</text:p>
          </table:table-cell>
          <table:table-cell office:value-type="float" office:value="857410" calcext:value-type="float">
            <text:p>85741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inda Heitmann</text:p>
          </table:table-cell>
          <table:table-cell office:value-type="float" office:value="860706" calcext:value-type="float">
            <text:p>86070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tthias Helferich</text:p>
          </table:table-cell>
          <table:table-cell office:value-type="float" office:value="860592" calcext:value-type="float">
            <text:p>86059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rk Helfrich</text:p>
          </table:table-cell>
          <table:table-cell office:value-type="float" office:value="857398" calcext:value-type="float">
            <text:p>85739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atrin Helling-Plahr</text:p>
          </table:table-cell>
          <table:table-cell office:value-type="float" office:value="857420" calcext:value-type="float">
            <text:p>85742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Wolfgang Hellmich</text:p>
          </table:table-cell>
          <table:table-cell office:value-type="float" office:value="857434" calcext:value-type="float">
            <text:p>85743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athrin Henneberger</text:p>
          </table:table-cell>
          <table:table-cell office:value-type="float" office:value="860936" calcext:value-type="float">
            <text:p>86093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nke Hennig</text:p>
          </table:table-cell>
          <table:table-cell office:value-type="float" office:value="860878" calcext:value-type="float">
            <text:p>86087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usanne Hennig-Wellsow</text:p>
          </table:table-cell>
          <table:table-cell office:value-type="float" office:value="860596" calcext:value-type="float">
            <text:p>86059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ichael Hennrich</text:p>
          </table:table-cell>
          <table:table-cell office:value-type="float" office:value="857406" calcext:value-type="float">
            <text:p>85740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rc Henrichmann</text:p>
          </table:table-cell>
          <table:table-cell office:value-type="float" office:value="857478" calcext:value-type="float">
            <text:p>85747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rkus Herbrand</text:p>
          </table:table-cell>
          <table:table-cell office:value-type="float" office:value="857442" calcext:value-type="float">
            <text:p>85744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orsten Herbst</text:p>
          </table:table-cell>
          <table:table-cell office:value-type="float" office:value="857454" calcext:value-type="float">
            <text:p>85745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ernhard Herrmann</text:p>
          </table:table-cell>
          <table:table-cell office:value-type="float" office:value="861258" calcext:value-type="float">
            <text:p>86125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adine Heselhaus</text:p>
          </table:table-cell>
          <table:table-cell office:value-type="float" office:value="860970" calcext:value-type="float">
            <text:p>86097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rtin Hess</text:p>
          </table:table-cell>
          <table:table-cell office:value-type="float" office:value="857490" calcext:value-type="float">
            <text:p>85749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atja Hessel</text:p>
          </table:table-cell>
          <table:table-cell office:value-type="float" office:value="857474" calcext:value-type="float">
            <text:p>85747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nsgar Heveling</text:p>
          </table:table-cell>
          <table:table-cell office:value-type="float" office:value="857460" calcext:value-type="float">
            <text:p>85746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usanne Hierl</text:p>
          </table:table-cell>
          <table:table-cell office:value-type="float" office:value="860324" calcext:value-type="float">
            <text:p>86032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arsten Hilse</text:p>
          </table:table-cell>
          <table:table-cell office:value-type="float" office:value="857458" calcext:value-type="float">
            <text:p>85745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hristian Hirte</text:p>
          </table:table-cell>
          <table:table-cell office:value-type="float" office:value="857492" calcext:value-type="float">
            <text:p>85749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homas Hitschler</text:p>
          </table:table-cell>
          <table:table-cell office:value-type="float" office:value="857396" calcext:value-type="float">
            <text:p>85739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Gero Clemens Hocker</text:p>
          </table:table-cell>
          <table:table-cell office:value-type="float" office:value="857472" calcext:value-type="float">
            <text:p>85747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icole Höchst</text:p>
          </table:table-cell>
          <table:table-cell office:value-type="float" office:value="857424" calcext:value-type="float">
            <text:p>85742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nuel Höferlin</text:p>
          </table:table-cell>
          <table:table-cell office:value-type="float" office:value="857484" calcext:value-type="float">
            <text:p>85748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runo Hönel</text:p>
          </table:table-cell>
          <table:table-cell office:value-type="float" office:value="861328" calcext:value-type="float">
            <text:p>86132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lexander Hoffmann</text:p>
          </table:table-cell>
          <table:table-cell office:value-type="float" office:value="857494" calcext:value-type="float">
            <text:p>85749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Bettina Hoffmann</text:p>
          </table:table-cell>
          <table:table-cell office:value-type="float" office:value="857468" calcext:value-type="float">
            <text:p>85746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Christoph Hoffmann</text:p>
          </table:table-cell>
          <table:table-cell office:value-type="float" office:value="857402" calcext:value-type="float">
            <text:p>85740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Anton Hofreiter</text:p>
          </table:table-cell>
          <table:table-cell office:value-type="float" office:value="857482" calcext:value-type="float">
            <text:p>85748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Leif-Erik Holm</text:p>
          </table:table-cell>
          <table:table-cell office:value-type="float" office:value="857480" calcext:value-type="float">
            <text:p>85748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Hendrik Hoppenstedt</text:p>
          </table:table-cell>
          <table:table-cell office:value-type="float" office:value="857418" calcext:value-type="float">
            <text:p>85741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ranziska Hoppermann</text:p>
          </table:table-cell>
          <table:table-cell office:value-type="float" office:value="860600" calcext:value-type="float">
            <text:p>86060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asmina Hostert</text:p>
          </table:table-cell>
          <table:table-cell office:value-type="float" office:value="860128" calcext:value-type="float">
            <text:p>86012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einhard Houben</text:p>
          </table:table-cell>
          <table:table-cell office:value-type="float" office:value="857414" calcext:value-type="float">
            <text:p>85741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ohannes Huber</text:p>
          </table:table-cell>
          <table:table-cell office:value-type="float" office:value="857428" calcext:value-type="float">
            <text:p>85742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Verena Hubertz</text:p>
          </table:table-cell>
          <table:table-cell office:value-type="float" office:value="861188" calcext:value-type="float">
            <text:p>86118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rkus Hümpfer</text:p>
          </table:table-cell>
          <table:table-cell office:value-type="float" office:value="860292" calcext:value-type="float">
            <text:p>86029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ubert Hüppe</text:p>
          </table:table-cell>
          <table:table-cell office:value-type="float" office:value="860964" calcext:value-type="float">
            <text:p>86096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ndrej Hunko</text:p>
          </table:table-cell>
          <table:table-cell office:value-type="float" office:value="857404" calcext:value-type="float">
            <text:p>85740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errit Huy</text:p>
          </table:table-cell>
          <table:table-cell office:value-type="float" office:value="860640" calcext:value-type="float">
            <text:p>86064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Olaf in der Beek</text:p>
          </table:table-cell>
          <table:table-cell office:value-type="float" office:value="857498" calcext:value-type="float">
            <text:p>85749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Erich Irlstorfer</text:p>
          </table:table-cell>
          <table:table-cell office:value-type="float" office:value="857500" calcext:value-type="float">
            <text:p>85750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Fabian Jacobi</text:p>
          </table:table-cell>
          <table:table-cell office:value-type="float" office:value="857514" calcext:value-type="float">
            <text:p>85751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ieter Janecek</text:p>
          </table:table-cell>
          <table:table-cell office:value-type="float" office:value="857506" calcext:value-type="float">
            <text:p>85750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teffen Janich</text:p>
          </table:table-cell>
          <table:table-cell office:value-type="float" office:value="860662" calcext:value-type="float">
            <text:p>86066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nne Janssen</text:p>
          </table:table-cell>
          <table:table-cell office:value-type="float" office:value="860798" calcext:value-type="float">
            <text:p>86079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homas Jarzombek</text:p>
          </table:table-cell>
          <table:table-cell office:value-type="float" office:value="857510" calcext:value-type="float">
            <text:p>85751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yde Jensen</text:p>
          </table:table-cell>
          <table:table-cell office:value-type="float" office:value="857518" calcext:value-type="float">
            <text:p>85751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Marc Jongen</text:p>
          </table:table-cell>
          <table:table-cell office:value-type="float" office:value="857508" calcext:value-type="float">
            <text:p>85750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ndreas Jung</text:p>
          </table:table-cell>
          <table:table-cell office:value-type="float" office:value="857502" calcext:value-type="float">
            <text:p>85750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Ingmar Jung</text:p>
          </table:table-cell>
          <table:table-cell office:value-type="float" office:value="857512" calcext:value-type="float">
            <text:p>85751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Frank Junge</text:p>
          </table:table-cell>
          <table:table-cell office:value-type="float" office:value="857516" calcext:value-type="float">
            <text:p>85751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osip Juratovic</text:p>
          </table:table-cell>
          <table:table-cell office:value-type="float" office:value="857504" calcext:value-type="float">
            <text:p>85750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Ann-Veruschka Jurisch</text:p>
          </table:table-cell>
          <table:table-cell office:value-type="float" office:value="860692" calcext:value-type="float">
            <text:p>86069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Oliver Kaczmarek</text:p>
          </table:table-cell>
          <table:table-cell office:value-type="float" office:value="863312" calcext:value-type="float">
            <text:p>86331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amya Kaddor</text:p>
          </table:table-cell>
          <table:table-cell office:value-type="float" office:value="860914" calcext:value-type="float">
            <text:p>86091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lisabeth Kaiser</text:p>
          </table:table-cell>
          <table:table-cell office:value-type="float" office:value="863132" calcext:value-type="float">
            <text:p>86313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Kirsten Kappert-Gonther</text:p>
          </table:table-cell>
          <table:table-cell office:value-type="float" office:value="857550" calcext:value-type="float">
            <text:p>85755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cit Karaahmetoğlu</text:p>
          </table:table-cell>
          <table:table-cell office:value-type="float" office:value="860182" calcext:value-type="float">
            <text:p>86018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nja Karliczek</text:p>
          </table:table-cell>
          <table:table-cell office:value-type="float" office:value="857544" calcext:value-type="float">
            <text:p>85754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arlos Kasper</text:p>
          </table:table-cell>
          <table:table-cell office:value-type="float" office:value="861280" calcext:value-type="float">
            <text:p>86128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nna Kassautzki</text:p>
          </table:table-cell>
          <table:table-cell office:value-type="float" office:value="860822" calcext:value-type="float">
            <text:p>86082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abriele Katzmarek</text:p>
          </table:table-cell>
          <table:table-cell office:value-type="float" office:value="857596" calcext:value-type="float">
            <text:p>85759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Malte Kaufmann</text:p>
          </table:table-cell>
          <table:table-cell office:value-type="float" office:value="860720" calcext:value-type="float">
            <text:p>86072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f. Dr.-Ing. habil. Michael Kaufmann</text:p>
          </table:table-cell>
          <table:table-cell office:value-type="float" office:value="860722" calcext:value-type="float">
            <text:p>86072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ainer Johannes Keller</text:p>
          </table:table-cell>
          <table:table-cell office:value-type="float" office:value="861916" calcext:value-type="float">
            <text:p>86191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ichael Kellner</text:p>
          </table:table-cell>
          <table:table-cell office:value-type="float" office:value="860560" calcext:value-type="float">
            <text:p>86056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onja Kemmer</text:p>
          </table:table-cell>
          <table:table-cell office:value-type="float" office:value="857538" calcext:value-type="float">
            <text:p>85753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Franziska Kersten</text:p>
          </table:table-cell>
          <table:table-cell office:value-type="float" office:value="861316" calcext:value-type="float">
            <text:p>86131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atja Keul</text:p>
          </table:table-cell>
          <table:table-cell office:value-type="float" office:value="857546" calcext:value-type="float">
            <text:p>85754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tefan Keuter</text:p>
          </table:table-cell>
          <table:table-cell office:value-type="float" office:value="857560" calcext:value-type="float">
            <text:p>85756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isbah Khan</text:p>
          </table:table-cell>
          <table:table-cell office:value-type="float" office:value="861222" calcext:value-type="float">
            <text:p>86122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oderich Kiesewetter</text:p>
          </table:table-cell>
          <table:table-cell office:value-type="float" office:value="857588" calcext:value-type="float">
            <text:p>85758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ichael Kießling</text:p>
          </table:table-cell>
          <table:table-cell office:value-type="float" office:value="857602" calcext:value-type="float">
            <text:p>85760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ven-Christian Kindler</text:p>
          </table:table-cell>
          <table:table-cell office:value-type="float" office:value="857556" calcext:value-type="float">
            <text:p>85755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Georg Kippels</text:p>
          </table:table-cell>
          <table:table-cell office:value-type="float" office:value="857584" calcext:value-type="float">
            <text:p>85758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atja Kipping</text:p>
          </table:table-cell>
          <table:table-cell office:value-type="float" office:value="857598" calcext:value-type="float">
            <text:p>85759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ansel Kiziltepe</text:p>
          </table:table-cell>
          <table:table-cell office:value-type="float" office:value="857554" calcext:value-type="float">
            <text:p>85755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elmut Kleebank</text:p>
          </table:table-cell>
          <table:table-cell office:value-type="float" office:value="861504" calcext:value-type="float">
            <text:p>86150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arsten Klein</text:p>
          </table:table-cell>
          <table:table-cell office:value-type="float" office:value="857608" calcext:value-type="float">
            <text:p>85760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Ottilie Klein</text:p>
          </table:table-cell>
          <table:table-cell office:value-type="float" office:value="860522" calcext:value-type="float">
            <text:p>86052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Volkmar Klein</text:p>
          </table:table-cell>
          <table:table-cell office:value-type="float" office:value="857570" calcext:value-type="float">
            <text:p>85757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aria Klein-Schmeink</text:p>
          </table:table-cell>
          <table:table-cell office:value-type="float" office:value="857558" calcext:value-type="float">
            <text:p>85755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orbert Kleinwächter</text:p>
          </table:table-cell>
          <table:table-cell office:value-type="float" office:value="857576" calcext:value-type="float">
            <text:p>85757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Kristian Klinck</text:p>
          </table:table-cell>
          <table:table-cell office:value-type="float" office:value="861384" calcext:value-type="float">
            <text:p>86138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Lars Klingbeil</text:p>
          </table:table-cell>
          <table:table-cell office:value-type="float" office:value="857600" calcext:value-type="float">
            <text:p>85760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ulia Klöckner</text:p>
          </table:table-cell>
          <table:table-cell office:value-type="float" office:value="861140" calcext:value-type="float">
            <text:p>86114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nnika Klose</text:p>
          </table:table-cell>
          <table:table-cell office:value-type="float" office:value="860418" calcext:value-type="float">
            <text:p>86041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aniela Kluckert</text:p>
          </table:table-cell>
          <table:table-cell office:value-type="float" office:value="857594" calcext:value-type="float">
            <text:p>85759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im Klüssendorf</text:p>
          </table:table-cell>
          <table:table-cell office:value-type="float" office:value="861362" calcext:value-type="float">
            <text:p>86136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xel Knoerig</text:p>
          </table:table-cell>
          <table:table-cell office:value-type="float" office:value="857578" calcext:value-type="float">
            <text:p>85757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ascal Kober</text:p>
          </table:table-cell>
          <table:table-cell office:value-type="float" office:value="857540" calcext:value-type="float">
            <text:p>85754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Lukas Köhler</text:p>
          </table:table-cell>
          <table:table-cell office:value-type="float" office:value="857606" calcext:value-type="float">
            <text:p>85760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nne König</text:p>
          </table:table-cell>
          <table:table-cell office:value-type="float" office:value="861538" calcext:value-type="float">
            <text:p>86153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örn König</text:p>
          </table:table-cell>
          <table:table-cell office:value-type="float" office:value="857604" calcext:value-type="float">
            <text:p>85760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ens Koeppen</text:p>
          </table:table-cell>
          <table:table-cell office:value-type="float" office:value="857548" calcext:value-type="float">
            <text:p>85754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arsten Körber</text:p>
          </table:table-cell>
          <table:table-cell office:value-type="float" office:value="857574" calcext:value-type="float">
            <text:p>85757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Bärbel Kofler</text:p>
          </table:table-cell>
          <table:table-cell office:value-type="float" office:value="857572" calcext:value-type="float">
            <text:p>85757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Enrico Komning</text:p>
          </table:table-cell>
          <table:table-cell office:value-type="float" office:value="857566" calcext:value-type="float">
            <text:p>85756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arina Konrad</text:p>
          </table:table-cell>
          <table:table-cell office:value-type="float" office:value="857568" calcext:value-type="float">
            <text:p>85756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rkus Koob</text:p>
          </table:table-cell>
          <table:table-cell office:value-type="float" office:value="857592" calcext:value-type="float">
            <text:p>85759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hantal Kopf</text:p>
          </table:table-cell>
          <table:table-cell office:value-type="float" office:value="860140" calcext:value-type="float">
            <text:p>86014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an Korte</text:p>
          </table:table-cell>
          <table:table-cell office:value-type="float" office:value="857580" calcext:value-type="float">
            <text:p>85758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mona Koß</text:p>
          </table:table-cell>
          <table:table-cell office:value-type="float" office:value="860480" calcext:value-type="float">
            <text:p>86048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teffen Kotré</text:p>
          </table:table-cell>
          <table:table-cell office:value-type="float" office:value="857630" calcext:value-type="float">
            <text:p>85763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hilip Krämer</text:p>
          </table:table-cell>
          <table:table-cell office:value-type="float" office:value="860734" calcext:value-type="float">
            <text:p>86073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aura Kraft</text:p>
          </table:table-cell>
          <table:table-cell office:value-type="float" office:value="860960" calcext:value-type="float">
            <text:p>86096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Rainer Kraft</text:p>
          </table:table-cell>
          <table:table-cell office:value-type="float" office:value="857626" calcext:value-type="float">
            <text:p>85762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nette Kramme</text:p>
          </table:table-cell>
          <table:table-cell office:value-type="float" office:value="857618" calcext:value-type="float">
            <text:p>85761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unja Kreiser</text:p>
          </table:table-cell>
          <table:table-cell office:value-type="float" office:value="860868" calcext:value-type="float">
            <text:p>86086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Gunther Krichbaum</text:p>
          </table:table-cell>
          <table:table-cell office:value-type="float" office:value="857620" calcext:value-type="float">
            <text:p>85762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Günter Krings</text:p>
          </table:table-cell>
          <table:table-cell office:value-type="float" office:value="857610" calcext:value-type="float">
            <text:p>85761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Oliver Krischer</text:p>
          </table:table-cell>
          <table:table-cell office:value-type="float" office:value="857624" calcext:value-type="float">
            <text:p>85762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rtin Kröber</text:p>
          </table:table-cell>
          <table:table-cell office:value-type="float" office:value="861314" calcext:value-type="float">
            <text:p>86131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ichael Kruse</text:p>
          </table:table-cell>
          <table:table-cell office:value-type="float" office:value="860754" calcext:value-type="float">
            <text:p>86075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ilman Kuban</text:p>
          </table:table-cell>
          <table:table-cell office:value-type="float" office:value="860800" calcext:value-type="float">
            <text:p>86080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Wolfgang Kubicki</text:p>
          </table:table-cell>
          <table:table-cell office:value-type="float" office:value="857640" calcext:value-type="float">
            <text:p>85764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hristian Kühn</text:p>
          </table:table-cell>
          <table:table-cell office:value-type="float" office:value="857612" calcext:value-type="float">
            <text:p>85761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evin Kühnert</text:p>
          </table:table-cell>
          <table:table-cell office:value-type="float" office:value="860416" calcext:value-type="float">
            <text:p>86041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enate Künast</text:p>
          </table:table-cell>
          <table:table-cell office:value-type="float" office:value="857614" calcext:value-type="float">
            <text:p>85761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onstantin Kuhle</text:p>
          </table:table-cell>
          <table:table-cell office:value-type="float" office:value="857616" calcext:value-type="float">
            <text:p>85761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rkus Kurth</text:p>
          </table:table-cell>
          <table:table-cell office:value-type="float" office:value="857638" calcext:value-type="float">
            <text:p>85763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arah Lahrkamp</text:p>
          </table:table-cell>
          <table:table-cell office:value-type="float" office:value="860984" calcext:value-type="float">
            <text:p>86098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lexander Graf Lambsdorff</text:p>
          </table:table-cell>
          <table:table-cell office:value-type="float" office:value="857686" calcext:value-type="float">
            <text:p>85768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icarda Lang</text:p>
          </table:table-cell>
          <table:table-cell office:value-type="float" office:value="860132" calcext:value-type="float">
            <text:p>86013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Ulrich Lange</text:p>
          </table:table-cell>
          <table:table-cell office:value-type="float" office:value="863316" calcext:value-type="float">
            <text:p>86331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ndreas Larem</text:p>
          </table:table-cell>
          <table:table-cell office:value-type="float" office:value="860644" calcext:value-type="float">
            <text:p>86064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rmin Laschet</text:p>
          </table:table-cell>
          <table:table-cell office:value-type="float" office:value="860940" calcext:value-type="float">
            <text:p>86094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na Latendorf</text:p>
          </table:table-cell>
          <table:table-cell office:value-type="float" office:value="860778" calcext:value-type="float">
            <text:p>86077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Silke Launert</text:p>
          </table:table-cell>
          <table:table-cell office:value-type="float" office:value="857690" calcext:value-type="float">
            <text:p>85769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f. Dr. Karl Lauterbach</text:p>
          </table:table-cell>
          <table:table-cell office:value-type="float" office:value="857696" calcext:value-type="float">
            <text:p>85769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aren Lay</text:p>
          </table:table-cell>
          <table:table-cell office:value-type="float" office:value="857654" calcext:value-type="float">
            <text:p>85765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Ulrich Lechte</text:p>
          </table:table-cell>
          <table:table-cell office:value-type="float" office:value="857684" calcext:value-type="float">
            <text:p>85768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ens Lehmann</text:p>
          </table:table-cell>
          <table:table-cell office:value-type="float" office:value="857694" calcext:value-type="float">
            <text:p>85769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ven Lehmann</text:p>
          </table:table-cell>
          <table:table-cell office:value-type="float" office:value="857664" calcext:value-type="float">
            <text:p>85766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ylvia Lehmann</text:p>
          </table:table-cell>
          <table:table-cell office:value-type="float" office:value="857668" calcext:value-type="float">
            <text:p>85766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aul Lehrieder</text:p>
          </table:table-cell>
          <table:table-cell office:value-type="float" office:value="857676" calcext:value-type="float">
            <text:p>85767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Katja Leikert</text:p>
          </table:table-cell>
          <table:table-cell office:value-type="float" office:value="857650" calcext:value-type="float">
            <text:p>85765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evin Leiser</text:p>
          </table:table-cell>
          <table:table-cell office:value-type="float" office:value="860222" calcext:value-type="float">
            <text:p>86022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teffi Lemke</text:p>
          </table:table-cell>
          <table:table-cell office:value-type="float" office:value="857674" calcext:value-type="float">
            <text:p>85767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ürgen Lenders</text:p>
          </table:table-cell>
          <table:table-cell office:value-type="float" office:value="860780" calcext:value-type="float">
            <text:p>86078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arbara Lenk</text:p>
          </table:table-cell>
          <table:table-cell office:value-type="float" office:value="860782" calcext:value-type="float">
            <text:p>86078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alph Lenkert</text:p>
          </table:table-cell>
          <table:table-cell office:value-type="float" office:value="857698" calcext:value-type="float">
            <text:p>85769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Andreas Lenz</text:p>
          </table:table-cell>
          <table:table-cell office:value-type="float" office:value="857656" calcext:value-type="float">
            <text:p>85765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hristian Leye</text:p>
          </table:table-cell>
          <table:table-cell office:value-type="float" office:value="860784" calcext:value-type="float">
            <text:p>86078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uiza Licina-Bode</text:p>
          </table:table-cell>
          <table:table-cell office:value-type="float" office:value="861002" calcext:value-type="float">
            <text:p>86100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Thorsten Lieb</text:p>
          </table:table-cell>
          <table:table-cell office:value-type="float" office:value="860786" calcext:value-type="float">
            <text:p>86078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nja Liebert</text:p>
          </table:table-cell>
          <table:table-cell office:value-type="float" office:value="861930" calcext:value-type="float">
            <text:p>86193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Esra Limbacher</text:p>
          </table:table-cell>
          <table:table-cell office:value-type="float" office:value="861252" calcext:value-type="float">
            <text:p>86125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elge Limburg</text:p>
          </table:table-cell>
          <table:table-cell office:value-type="float" office:value="860820" calcext:value-type="float">
            <text:p>86082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Lars Lindemann</text:p>
          </table:table-cell>
          <table:table-cell office:value-type="float" office:value="860788" calcext:value-type="float">
            <text:p>86078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elge Lindh</text:p>
          </table:table-cell>
          <table:table-cell office:value-type="float" office:value="857648" calcext:value-type="float">
            <text:p>85764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ndrea Lindholz</text:p>
          </table:table-cell>
          <table:table-cell office:value-type="float" office:value="857700" calcext:value-type="float">
            <text:p>85770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hristian Lindner</text:p>
          </table:table-cell>
          <table:table-cell office:value-type="float" office:value="857658" calcext:value-type="float">
            <text:p>85765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Tobias Lindner</text:p>
          </table:table-cell>
          <table:table-cell office:value-type="float" office:value="857672" calcext:value-type="float">
            <text:p>85767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ichael Georg Link</text:p>
          </table:table-cell>
          <table:table-cell office:value-type="float" office:value="857678" calcext:value-type="float">
            <text:p>85767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Carsten Linnemann</text:p>
          </table:table-cell>
          <table:table-cell office:value-type="float" office:value="857688" calcext:value-type="float">
            <text:p>85768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atricia Lips</text:p>
          </table:table-cell>
          <table:table-cell office:value-type="float" office:value="857666" calcext:value-type="float">
            <text:p>85766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Gesine Lötzsch</text:p>
          </table:table-cell>
          <table:table-cell office:value-type="float" office:value="857662" calcext:value-type="float">
            <text:p>85766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enise Loop</text:p>
          </table:table-cell>
          <table:table-cell office:value-type="float" office:value="861324" calcext:value-type="float">
            <text:p>86132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ernhard Loos</text:p>
          </table:table-cell>
          <table:table-cell office:value-type="float" office:value="857680" calcext:value-type="float">
            <text:p>85768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üdiger Lucassen</text:p>
          </table:table-cell>
          <table:table-cell office:value-type="float" office:value="857652" calcext:value-type="float">
            <text:p>85765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x Lucks</text:p>
          </table:table-cell>
          <table:table-cell office:value-type="float" office:value="860924" calcext:value-type="float">
            <text:p>86092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Jan-Marco Luczak</text:p>
          </table:table-cell>
          <table:table-cell office:value-type="float" office:value="857670" calcext:value-type="float">
            <text:p>85767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aniela Ludwig</text:p>
          </table:table-cell>
          <table:table-cell office:value-type="float" office:value="857682" calcext:value-type="float">
            <text:p>85768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Anna Lührmann</text:p>
          </table:table-cell>
          <table:table-cell office:value-type="float" office:value="860732" calcext:value-type="float">
            <text:p>86073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ristine Lütke</text:p>
          </table:table-cell>
          <table:table-cell office:value-type="float" office:value="860764" calcext:value-type="float">
            <text:p>86076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ettina Lugk</text:p>
          </table:table-cell>
          <table:table-cell office:value-type="float" office:value="860978" calcext:value-type="float">
            <text:p>86097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Oliver Luksic</text:p>
          </table:table-cell>
          <table:table-cell office:value-type="float" office:value="857702" calcext:value-type="float">
            <text:p>85770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homas Lutze</text:p>
          </table:table-cell>
          <table:table-cell office:value-type="float" office:value="857660" calcext:value-type="float">
            <text:p>85766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eiko Maas</text:p>
          </table:table-cell>
          <table:table-cell office:value-type="float" office:value="857754" calcext:value-type="float">
            <text:p>85775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Tanja Machalet</text:p>
          </table:table-cell>
          <table:table-cell office:value-type="float" office:value="861182" calcext:value-type="float">
            <text:p>86118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laus Mack</text:p>
          </table:table-cell>
          <table:table-cell office:value-type="float" office:value="861554" calcext:value-type="float">
            <text:p>86155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sabel Mackensen-Geis</text:p>
          </table:table-cell>
          <table:table-cell office:value-type="float" office:value="857764" calcext:value-type="float">
            <text:p>85776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Yvonne Magwas</text:p>
          </table:table-cell>
          <table:table-cell office:value-type="float" office:value="857746" calcext:value-type="float">
            <text:p>85774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Erik von Malottki</text:p>
          </table:table-cell>
          <table:table-cell office:value-type="float" office:value="860824" calcext:value-type="float">
            <text:p>86082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olger Mann</text:p>
          </table:table-cell>
          <table:table-cell office:value-type="float" office:value="861268" calcext:value-type="float">
            <text:p>86126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ill Mansmann</text:p>
          </table:table-cell>
          <table:table-cell office:value-type="float" office:value="857714" calcext:value-type="float">
            <text:p>85771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aweh Mansoori</text:p>
          </table:table-cell>
          <table:table-cell office:value-type="float" office:value="860624" calcext:value-type="float">
            <text:p>86062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Zanda Martens</text:p>
          </table:table-cell>
          <table:table-cell office:value-type="float" office:value="860992" calcext:value-type="float">
            <text:p>86099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orothee Martin</text:p>
          </table:table-cell>
          <table:table-cell office:value-type="float" office:value="857706" calcext:value-type="float">
            <text:p>85770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arsa Marvi</text:p>
          </table:table-cell>
          <table:table-cell office:value-type="float" office:value="860158" calcext:value-type="float">
            <text:p>86015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ranziska Mascheck</text:p>
          </table:table-cell>
          <table:table-cell office:value-type="float" office:value="861710" calcext:value-type="float">
            <text:p>86171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atja Mast</text:p>
          </table:table-cell>
          <table:table-cell office:value-type="float" office:value="857756" calcext:value-type="float">
            <text:p>85775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ndreas Mattfeldt</text:p>
          </table:table-cell>
          <table:table-cell office:value-type="float" office:value="857716" calcext:value-type="float">
            <text:p>85771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tephan Mayer</text:p>
          </table:table-cell>
          <table:table-cell office:value-type="float" office:value="857710" calcext:value-type="float">
            <text:p>85771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Zoe Mayer</text:p>
          </table:table-cell>
          <table:table-cell office:value-type="float" office:value="860136" calcext:value-type="float">
            <text:p>86013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Volker Mayer-Lay</text:p>
          </table:table-cell>
          <table:table-cell office:value-type="float" office:value="861536" calcext:value-type="float">
            <text:p>86153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ndreas Mehltretter</text:p>
          </table:table-cell>
          <table:table-cell office:value-type="float" office:value="860282" calcext:value-type="float">
            <text:p>86028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akis Mehmet Ali</text:p>
          </table:table-cell>
          <table:table-cell office:value-type="float" office:value="860230" calcext:value-type="float">
            <text:p>86023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ascal Meiser</text:p>
          </table:table-cell>
          <table:table-cell office:value-type="float" office:value="857732" calcext:value-type="float">
            <text:p>85773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Michael Meister</text:p>
          </table:table-cell>
          <table:table-cell office:value-type="float" office:value="857742" calcext:value-type="float">
            <text:p>85774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usanne Menge</text:p>
          </table:table-cell>
          <table:table-cell office:value-type="float" office:value="860842" calcext:value-type="float">
            <text:p>86084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nikó Merten</text:p>
          </table:table-cell>
          <table:table-cell office:value-type="float" office:value="860896" calcext:value-type="float">
            <text:p>86089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Friedrich Merz</text:p>
          </table:table-cell>
          <table:table-cell office:value-type="float" office:value="861648" calcext:value-type="float">
            <text:p>86164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obin Mesarosch</text:p>
          </table:table-cell>
          <table:table-cell office:value-type="float" office:value="860198" calcext:value-type="float">
            <text:p>86019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an Metzler</text:p>
          </table:table-cell>
          <table:table-cell office:value-type="float" office:value="857736" calcext:value-type="float">
            <text:p>85773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hristoph Meyer</text:p>
          </table:table-cell>
          <table:table-cell office:value-type="float" office:value="857758" calcext:value-type="float">
            <text:p>85775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orinna Miazga</text:p>
          </table:table-cell>
          <table:table-cell office:value-type="float" office:value="857734" calcext:value-type="float">
            <text:p>85773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wantje Henrike Michaelsen</text:p>
          </table:table-cell>
          <table:table-cell office:value-type="float" office:value="860836" calcext:value-type="float">
            <text:p>86083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athrin Michel</text:p>
          </table:table-cell>
          <table:table-cell office:value-type="float" office:value="861270" calcext:value-type="float">
            <text:p>86127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Mathias Middelberg</text:p>
          </table:table-cell>
          <table:table-cell office:value-type="float" office:value="857718" calcext:value-type="float">
            <text:p>85771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Matthias Miersch</text:p>
          </table:table-cell>
          <table:table-cell office:value-type="float" office:value="857728" calcext:value-type="float">
            <text:p>85772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tthias David Mieves</text:p>
          </table:table-cell>
          <table:table-cell office:value-type="float" office:value="861194" calcext:value-type="float">
            <text:p>86119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Irene Mihalic</text:p>
          </table:table-cell>
          <table:table-cell office:value-type="float" office:value="857750" calcext:value-type="float">
            <text:p>85775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oris Mijatović</text:p>
          </table:table-cell>
          <table:table-cell office:value-type="float" office:value="860738" calcext:value-type="float">
            <text:p>86073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usanne Mittag</text:p>
          </table:table-cell>
          <table:table-cell office:value-type="float" office:value="857748" calcext:value-type="float">
            <text:p>85774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ornelia Möhring</text:p>
          </table:table-cell>
          <table:table-cell office:value-type="float" office:value="857724" calcext:value-type="float">
            <text:p>85772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iemtje Möller</text:p>
          </table:table-cell>
          <table:table-cell office:value-type="float" office:value="857744" calcext:value-type="float">
            <text:p>85774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ximilian Mörseburg</text:p>
          </table:table-cell>
          <table:table-cell office:value-type="float" office:value="861900" calcext:value-type="float">
            <text:p>86190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mira Mohamed Ali</text:p>
          </table:table-cell>
          <table:table-cell office:value-type="float" office:value="857720" calcext:value-type="float">
            <text:p>85772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Falko Mohrs</text:p>
          </table:table-cell>
          <table:table-cell office:value-type="float" office:value="857730" calcext:value-type="float">
            <text:p>85773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laudia Moll</text:p>
          </table:table-cell>
          <table:table-cell office:value-type="float" office:value="857752" calcext:value-type="float">
            <text:p>85775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ike Moncsek</text:p>
          </table:table-cell>
          <table:table-cell office:value-type="float" office:value="860898" calcext:value-type="float">
            <text:p>86089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ietrich Monstadt</text:p>
          </table:table-cell>
          <table:table-cell office:value-type="float" office:value="857762" calcext:value-type="float">
            <text:p>85776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tthias Moosdorf</text:p>
          </table:table-cell>
          <table:table-cell office:value-type="float" office:value="863320" calcext:value-type="float">
            <text:p>86332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ximilian Mordhorst</text:p>
          </table:table-cell>
          <table:table-cell office:value-type="float" office:value="860900" calcext:value-type="float">
            <text:p>86090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lexander Müller</text:p>
          </table:table-cell>
          <table:table-cell office:value-type="float" office:value="857774" calcext:value-type="float">
            <text:p>85777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xel Müller</text:p>
          </table:table-cell>
          <table:table-cell office:value-type="float" office:value="857788" calcext:value-type="float">
            <text:p>85778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ettina Müller</text:p>
          </table:table-cell>
          <table:table-cell office:value-type="float" office:value="857768" calcext:value-type="float">
            <text:p>85776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arsten Müller</text:p>
          </table:table-cell>
          <table:table-cell office:value-type="float" office:value="857782" calcext:value-type="float">
            <text:p>85778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laudia Müller</text:p>
          </table:table-cell>
          <table:table-cell office:value-type="float" office:value="857790" calcext:value-type="float">
            <text:p>85779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etlef Müller</text:p>
          </table:table-cell>
          <table:table-cell office:value-type="float" office:value="857770" calcext:value-type="float">
            <text:p>85777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Florian Müller</text:p>
          </table:table-cell>
          <table:table-cell office:value-type="float" office:value="861766" calcext:value-type="float">
            <text:p>86176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ichael Müller</text:p>
          </table:table-cell>
          <table:table-cell office:value-type="float" office:value="860414" calcext:value-type="float">
            <text:p>86041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ascha Müller</text:p>
          </table:table-cell>
          <table:table-cell office:value-type="float" office:value="860318" calcext:value-type="float">
            <text:p>86031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pp Müller</text:p>
          </table:table-cell>
          <table:table-cell office:value-type="float" office:value="857766" calcext:value-type="float">
            <text:p>85776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tefan Müller</text:p>
          </table:table-cell>
          <table:table-cell office:value-type="float" office:value="857778" calcext:value-type="float">
            <text:p>85777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eate Müller-Gemmeke</text:p>
          </table:table-cell>
          <table:table-cell office:value-type="float" office:value="857794" calcext:value-type="float">
            <text:p>85779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Frank Müller-Rosentritt</text:p>
          </table:table-cell>
          <table:table-cell office:value-type="float" office:value="857786" calcext:value-type="float">
            <text:p>85778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ichelle Müntefering</text:p>
          </table:table-cell>
          <table:table-cell office:value-type="float" office:value="857780" calcext:value-type="float">
            <text:p>85778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bastian Münzenmaier</text:p>
          </table:table-cell>
          <table:table-cell office:value-type="float" office:value="857784" calcext:value-type="float">
            <text:p>85778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Rolf Mützenich</text:p>
          </table:table-cell>
          <table:table-cell office:value-type="float" office:value="857772" calcext:value-type="float">
            <text:p>85777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Stefan Nacke</text:p>
          </table:table-cell>
          <table:table-cell office:value-type="float" office:value="860956" calcext:value-type="float">
            <text:p>86095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ara Nanni</text:p>
          </table:table-cell>
          <table:table-cell office:value-type="float" office:value="860928" calcext:value-type="float">
            <text:p>86092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asha Nasr</text:p>
          </table:table-cell>
          <table:table-cell office:value-type="float" office:value="861278" calcext:value-type="float">
            <text:p>86127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Zaklin Nastic</text:p>
          </table:table-cell>
          <table:table-cell office:value-type="float" office:value="857806" calcext:value-type="float">
            <text:p>85780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Edgar Naujok</text:p>
          </table:table-cell>
          <table:table-cell office:value-type="float" office:value="863324" calcext:value-type="float">
            <text:p>86332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Ingrid Nestle</text:p>
          </table:table-cell>
          <table:table-cell office:value-type="float" office:value="857804" calcext:value-type="float">
            <text:p>85780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Ophelia Nick</text:p>
          </table:table-cell>
          <table:table-cell office:value-type="float" office:value="860916" calcext:value-type="float">
            <text:p>86091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rian Nickholz</text:p>
          </table:table-cell>
          <table:table-cell office:value-type="float" office:value="861098" calcext:value-type="float">
            <text:p>86109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etra Nicolaisen</text:p>
          </table:table-cell>
          <table:table-cell office:value-type="float" office:value="857808" calcext:value-type="float">
            <text:p>85780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ietmar Nietan</text:p>
          </table:table-cell>
          <table:table-cell office:value-type="float" office:value="857810" calcext:value-type="float">
            <text:p>85781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an Ralf Nolte</text:p>
          </table:table-cell>
          <table:table-cell office:value-type="float" office:value="857798" calcext:value-type="float">
            <text:p>85779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Konstantin von Notz</text:p>
          </table:table-cell>
          <table:table-cell office:value-type="float" office:value="857802" calcext:value-type="float">
            <text:p>85780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Omid Nouripour</text:p>
          </table:table-cell>
          <table:table-cell office:value-type="float" office:value="857814" calcext:value-type="float">
            <text:p>85781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örg Nürnberger</text:p>
          </table:table-cell>
          <table:table-cell office:value-type="float" office:value="860288" calcext:value-type="float">
            <text:p>86028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Lennard Oehl</text:p>
          </table:table-cell>
          <table:table-cell office:value-type="float" office:value="861610" calcext:value-type="float">
            <text:p>86161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Wilfried Oellers</text:p>
          </table:table-cell>
          <table:table-cell office:value-type="float" office:value="857818" calcext:value-type="float">
            <text:p>85781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em Özdemir</text:p>
          </table:table-cell>
          <table:table-cell office:value-type="float" office:value="857832" calcext:value-type="float">
            <text:p>85783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hmut Özdemir</text:p>
          </table:table-cell>
          <table:table-cell office:value-type="float" office:value="857826" calcext:value-type="float">
            <text:p>85782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ydan Özoğuz</text:p>
          </table:table-cell>
          <table:table-cell office:value-type="float" office:value="857820" calcext:value-type="float">
            <text:p>85782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oritz Oppelt</text:p>
          </table:table-cell>
          <table:table-cell office:value-type="float" office:value="861820" calcext:value-type="float">
            <text:p>86182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osephine Ortleb</text:p>
          </table:table-cell>
          <table:table-cell office:value-type="float" office:value="857828" calcext:value-type="float">
            <text:p>85782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Florian Oßner</text:p>
          </table:table-cell>
          <table:table-cell office:value-type="float" office:value="857822" calcext:value-type="float">
            <text:p>85782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osef Oster</text:p>
          </table:table-cell>
          <table:table-cell office:value-type="float" office:value="857816" calcext:value-type="float">
            <text:p>85781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enning Otte</text:p>
          </table:table-cell>
          <table:table-cell office:value-type="float" office:value="857830" calcext:value-type="float">
            <text:p>85783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aroline Otte</text:p>
          </table:table-cell>
          <table:table-cell office:value-type="float" office:value="860832" calcext:value-type="float">
            <text:p>86083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Gerold Otten</text:p>
          </table:table-cell>
          <table:table-cell office:value-type="float" office:value="857834" calcext:value-type="float">
            <text:p>85783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ulian Pahlke</text:p>
          </table:table-cell>
          <table:table-cell office:value-type="float" office:value="860840" calcext:value-type="float">
            <text:p>86084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Christos Pantazis</text:p>
          </table:table-cell>
          <table:table-cell office:value-type="float" office:value="860892" calcext:value-type="float">
            <text:p>86089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Wiebke Papenbrock</text:p>
          </table:table-cell>
          <table:table-cell office:value-type="float" office:value="860488" calcext:value-type="float">
            <text:p>86048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thias Papendieck</text:p>
          </table:table-cell>
          <table:table-cell office:value-type="float" office:value="860472" calcext:value-type="float">
            <text:p>86047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etra Pau</text:p>
          </table:table-cell>
          <table:table-cell office:value-type="float" office:value="857870" calcext:value-type="float">
            <text:p>85787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isa Paus</text:p>
          </table:table-cell>
          <table:table-cell office:value-type="float" office:value="857850" calcext:value-type="float">
            <text:p>85785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atalie Pawlik</text:p>
          </table:table-cell>
          <table:table-cell office:value-type="float" office:value="860626" calcext:value-type="float">
            <text:p>86062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ens Peick</text:p>
          </table:table-cell>
          <table:table-cell office:value-type="float" office:value="861118" calcext:value-type="float">
            <text:p>86111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ören Pellmann</text:p>
          </table:table-cell>
          <table:table-cell office:value-type="float" office:value="857858" calcext:value-type="float">
            <text:p>85785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Victor Perli</text:p>
          </table:table-cell>
          <table:table-cell office:value-type="float" office:value="857872" calcext:value-type="float">
            <text:p>85787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obias Matthias Peterka</text:p>
          </table:table-cell>
          <table:table-cell office:value-type="float" office:value="857866" calcext:value-type="float">
            <text:p>85786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hristian Petry</text:p>
          </table:table-cell>
          <table:table-cell office:value-type="float" office:value="863314" calcext:value-type="float">
            <text:p>86331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Andreas Philippi</text:p>
          </table:table-cell>
          <table:table-cell office:value-type="float" office:value="860874" calcext:value-type="float">
            <text:p>86087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med. Paula Piechotta</text:p>
          </table:table-cell>
          <table:table-cell office:value-type="float" office:value="861256" calcext:value-type="float">
            <text:p>86125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tephan Pilsinger</text:p>
          </table:table-cell>
          <table:table-cell office:value-type="float" office:value="857848" calcext:value-type="float">
            <text:p>85784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an Plobner</text:p>
          </table:table-cell>
          <table:table-cell office:value-type="float" office:value="860306" calcext:value-type="float">
            <text:p>86030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Christoph Ploß</text:p>
          </table:table-cell>
          <table:table-cell office:value-type="float" office:value="857842" calcext:value-type="float">
            <text:p>85784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Martin Plum</text:p>
          </table:table-cell>
          <table:table-cell office:value-type="float" office:value="861042" calcext:value-type="float">
            <text:p>86104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ürgen Pohl</text:p>
          </table:table-cell>
          <table:table-cell office:value-type="float" office:value="857846" calcext:value-type="float">
            <text:p>85784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iliz Polat</text:p>
          </table:table-cell>
          <table:table-cell office:value-type="float" office:value="857860" calcext:value-type="float">
            <text:p>85786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abine Poschmann</text:p>
          </table:table-cell>
          <table:table-cell office:value-type="float" office:value="857864" calcext:value-type="float">
            <text:p>85786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chim Post</text:p>
          </table:table-cell>
          <table:table-cell office:value-type="float" office:value="857844" calcext:value-type="float">
            <text:p>85784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tephan Protschka</text:p>
          </table:table-cell>
          <table:table-cell office:value-type="float" office:value="857868" calcext:value-type="float">
            <text:p>85786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homas Rachel</text:p>
          </table:table-cell>
          <table:table-cell office:value-type="float" office:value="857924" calcext:value-type="float">
            <text:p>85792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erstin Radomski</text:p>
          </table:table-cell>
          <table:table-cell office:value-type="float" office:value="857880" calcext:value-type="float">
            <text:p>85788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lexander Radwan</text:p>
          </table:table-cell>
          <table:table-cell office:value-type="float" office:value="857896" calcext:value-type="float">
            <text:p>85789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laudia Raffelhüschen</text:p>
          </table:table-cell>
          <table:table-cell office:value-type="float" office:value="866132" calcext:value-type="float">
            <text:p>86613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lois Rainer</text:p>
          </table:table-cell>
          <table:table-cell office:value-type="float" office:value="857914" calcext:value-type="float">
            <text:p>85791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Peter Ramsauer</text:p>
          </table:table-cell>
          <table:table-cell office:value-type="float" office:value="857876" calcext:value-type="float">
            <text:p>85787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Volker Redder</text:p>
          </table:table-cell>
          <table:table-cell office:value-type="float" office:value="861060" calcext:value-type="float">
            <text:p>86106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enning Rehbaum</text:p>
          </table:table-cell>
          <table:table-cell office:value-type="float" office:value="861928" calcext:value-type="float">
            <text:p>86192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rtin Reichardt</text:p>
          </table:table-cell>
          <table:table-cell office:value-type="float" office:value="857894" calcext:value-type="float">
            <text:p>85789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Markus Reichel</text:p>
          </table:table-cell>
          <table:table-cell office:value-type="float" office:value="861274" calcext:value-type="float">
            <text:p>86127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eidi Reichinnek</text:p>
          </table:table-cell>
          <table:table-cell office:value-type="float" office:value="861074" calcext:value-type="float">
            <text:p>86107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rof. Dr. Anja Reinalter</text:p>
          </table:table-cell>
          <table:table-cell office:value-type="float" office:value="860176" calcext:value-type="float">
            <text:p>86017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agen Reinhold</text:p>
          </table:table-cell>
          <table:table-cell office:value-type="float" office:value="857902" calcext:value-type="float">
            <text:p>85790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rtin Erwin Renner</text:p>
          </table:table-cell>
          <table:table-cell office:value-type="float" office:value="857898" calcext:value-type="float">
            <text:p>85789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artina Renner</text:p>
          </table:table-cell>
          <table:table-cell office:value-type="float" office:value="857908" calcext:value-type="float">
            <text:p>85790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ernd Reuther</text:p>
          </table:table-cell>
          <table:table-cell office:value-type="float" office:value="857906" calcext:value-type="float">
            <text:p>85790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Ye-One Rhie</text:p>
          </table:table-cell>
          <table:table-cell office:value-type="float" office:value="860996" calcext:value-type="float">
            <text:p>86099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osef Rief</text:p>
          </table:table-cell>
          <table:table-cell office:value-type="float" office:value="857912" calcext:value-type="float">
            <text:p>85791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ernd Riexinger</text:p>
          </table:table-cell>
          <table:table-cell office:value-type="float" office:value="857886" calcext:value-type="float">
            <text:p>85788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ndreas Rimkus</text:p>
          </table:table-cell>
          <table:table-cell office:value-type="float" office:value="857900" calcext:value-type="float">
            <text:p>85790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Frank Rinck</text:p>
          </table:table-cell>
          <table:table-cell office:value-type="float" office:value="861108" calcext:value-type="float">
            <text:p>86110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önke Rix</text:p>
          </table:table-cell>
          <table:table-cell office:value-type="float" office:value="857882" calcext:value-type="float">
            <text:p>85788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abea Rößner</text:p>
          </table:table-cell>
          <table:table-cell office:value-type="float" office:value="857920" calcext:value-type="float">
            <text:p>85792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Norbert Röttgen</text:p>
          </table:table-cell>
          <table:table-cell office:value-type="float" office:value="857928" calcext:value-type="float">
            <text:p>85792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homas Röwekamp</text:p>
          </table:table-cell>
          <table:table-cell office:value-type="float" office:value="860556" calcext:value-type="float">
            <text:p>86055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ennis Rohde</text:p>
          </table:table-cell>
          <table:table-cell office:value-type="float" office:value="857890" calcext:value-type="float">
            <text:p>85789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Lars Rohwer</text:p>
          </table:table-cell>
          <table:table-cell office:value-type="float" office:value="861562" calcext:value-type="float">
            <text:p>86156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bastian Roloff</text:p>
          </table:table-cell>
          <table:table-cell office:value-type="float" office:value="860266" calcext:value-type="float">
            <text:p>86026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Martin Rosemann</text:p>
          </table:table-cell>
          <table:table-cell office:value-type="float" office:value="857926" calcext:value-type="float">
            <text:p>85792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essica Rosenthal</text:p>
          </table:table-cell>
          <table:table-cell office:value-type="float" office:value="860982" calcext:value-type="float">
            <text:p>86098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laudia Roth</text:p>
          </table:table-cell>
          <table:table-cell office:value-type="float" office:value="857916" calcext:value-type="float">
            <text:p>85791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ichael Roth</text:p>
          </table:table-cell>
          <table:table-cell office:value-type="float" office:value="857922" calcext:value-type="float">
            <text:p>85792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Manuela Rottmann</text:p>
          </table:table-cell>
          <table:table-cell office:value-type="float" office:value="857878" calcext:value-type="float">
            <text:p>85787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tefan Rouenhoff</text:p>
          </table:table-cell>
          <table:table-cell office:value-type="float" office:value="857892" calcext:value-type="float">
            <text:p>85789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Thorsten Rudolph</text:p>
          </table:table-cell>
          <table:table-cell office:value-type="float" office:value="861184" calcext:value-type="float">
            <text:p>86118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ina Rudolph</text:p>
          </table:table-cell>
          <table:table-cell office:value-type="float" office:value="861438" calcext:value-type="float">
            <text:p>86143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Erwin Rüddel</text:p>
          </table:table-cell>
          <table:table-cell office:value-type="float" office:value="857930" calcext:value-type="float">
            <text:p>85793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orinna Rüffer</text:p>
          </table:table-cell>
          <table:table-cell office:value-type="float" office:value="857888" calcext:value-type="float">
            <text:p>85788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ernd Rützel</text:p>
          </table:table-cell>
          <table:table-cell office:value-type="float" office:value="857910" calcext:value-type="float">
            <text:p>85791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lbert Rupprecht</text:p>
          </table:table-cell>
          <table:table-cell office:value-type="float" office:value="857884" calcext:value-type="float">
            <text:p>85788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arah Ryglewski</text:p>
          </table:table-cell>
          <table:table-cell office:value-type="float" office:value="857904" calcext:value-type="float">
            <text:p>85790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ohann Saathoff</text:p>
          </table:table-cell>
          <table:table-cell office:value-type="float" office:value="857972" calcext:value-type="float">
            <text:p>85797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assem Taher Saleh</text:p>
          </table:table-cell>
          <table:table-cell office:value-type="float" office:value="861262" calcext:value-type="float">
            <text:p>86126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atarina dos Santos Firnhaber</text:p>
          </table:table-cell>
          <table:table-cell office:value-type="float" office:value="860952" calcext:value-type="float">
            <text:p>86095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h. c. Thomas Sattelberger</text:p>
          </table:table-cell>
          <table:table-cell office:value-type="float" office:value="863128" calcext:value-type="float">
            <text:p>86312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hristian Sauter</text:p>
          </table:table-cell>
          <table:table-cell office:value-type="float" office:value="857932" calcext:value-type="float">
            <text:p>85793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xel Schäfer</text:p>
          </table:table-cell>
          <table:table-cell office:value-type="float" office:value="857946" calcext:value-type="float">
            <text:p>85794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Ingo Schäfer</text:p>
          </table:table-cell>
          <table:table-cell office:value-type="float" office:value="861050" calcext:value-type="float">
            <text:p>86105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amila Schäfer</text:p>
          </table:table-cell>
          <table:table-cell office:value-type="float" office:value="860330" calcext:value-type="float">
            <text:p>86033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Sebastian Schäfer</text:p>
          </table:table-cell>
          <table:table-cell office:value-type="float" office:value="860174" calcext:value-type="float">
            <text:p>86017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Frank Schäffler</text:p>
          </table:table-cell>
          <table:table-cell office:value-type="float" office:value="857952" calcext:value-type="float">
            <text:p>85795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ohannes Schätzl</text:p>
          </table:table-cell>
          <table:table-cell office:value-type="float" office:value="860286" calcext:value-type="float">
            <text:p>86028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Wolfgang Schäuble</text:p>
          </table:table-cell>
          <table:table-cell office:value-type="float" office:value="857936" calcext:value-type="float">
            <text:p>85793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ebecca Schamber</text:p>
          </table:table-cell>
          <table:table-cell office:value-type="float" office:value="860884" calcext:value-type="float">
            <text:p>86088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ernd Schattner</text:p>
          </table:table-cell>
          <table:table-cell office:value-type="float" office:value="861158" calcext:value-type="float">
            <text:p>86115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Ulle Schauws</text:p>
          </table:table-cell>
          <table:table-cell office:value-type="float" office:value="857942" calcext:value-type="float">
            <text:p>85794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Nina Scheer</text:p>
          </table:table-cell>
          <table:table-cell office:value-type="float" office:value="857962" calcext:value-type="float">
            <text:p>85796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Christiane Schenderlein</text:p>
          </table:table-cell>
          <table:table-cell office:value-type="float" office:value="861272" calcext:value-type="float">
            <text:p>86127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ndreas Scheuer</text:p>
          </table:table-cell>
          <table:table-cell office:value-type="float" office:value="857964" calcext:value-type="float">
            <text:p>85796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arianne Schieder</text:p>
          </table:table-cell>
          <table:table-cell office:value-type="float" office:value="857968" calcext:value-type="float">
            <text:p>85796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Udo Schiefner</text:p>
          </table:table-cell>
          <table:table-cell office:value-type="float" office:value="857940" calcext:value-type="float">
            <text:p>85794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Ulrike Schielke-Ziesing</text:p>
          </table:table-cell>
          <table:table-cell office:value-type="float" office:value="857954" calcext:value-type="float">
            <text:p>85795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eggy Schierenbeck</text:p>
          </table:table-cell>
          <table:table-cell office:value-type="float" office:value="860880" calcext:value-type="float">
            <text:p>86088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ana Schimke</text:p>
          </table:table-cell>
          <table:table-cell office:value-type="float" office:value="857976" calcext:value-type="float">
            <text:p>85797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imo Schisanowski</text:p>
          </table:table-cell>
          <table:table-cell office:value-type="float" office:value="861110" calcext:value-type="float">
            <text:p>86111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hristoph Schmid</text:p>
          </table:table-cell>
          <table:table-cell office:value-type="float" office:value="860280" calcext:value-type="float">
            <text:p>86028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Nils Schmid</text:p>
          </table:table-cell>
          <table:table-cell office:value-type="float" office:value="857958" calcext:value-type="float">
            <text:p>85795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agmar Schmidt</text:p>
          </table:table-cell>
          <table:table-cell office:value-type="float" office:value="857966" calcext:value-type="float">
            <text:p>85796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Eugen Schmidt</text:p>
          </table:table-cell>
          <table:table-cell office:value-type="float" office:value="861178" calcext:value-type="float">
            <text:p>86117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an Wenzel Schmidt</text:p>
          </table:table-cell>
          <table:table-cell office:value-type="float" office:value="861180" calcext:value-type="float">
            <text:p>86118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tefan Schmidt</text:p>
          </table:table-cell>
          <table:table-cell office:value-type="float" office:value="857950" calcext:value-type="float">
            <text:p>85795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Uwe Schmidt</text:p>
          </table:table-cell>
          <table:table-cell office:value-type="float" office:value="857938" calcext:value-type="float">
            <text:p>85793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arsten Schneider</text:p>
          </table:table-cell>
          <table:table-cell office:value-type="float" office:value="857990" calcext:value-type="float">
            <text:p>85799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aniel Schneider</text:p>
          </table:table-cell>
          <table:table-cell office:value-type="float" office:value="860886" calcext:value-type="float">
            <text:p>86088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örg Schneider</text:p>
          </table:table-cell>
          <table:table-cell office:value-type="float" office:value="858002" calcext:value-type="float">
            <text:p>85800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atrick Schnieder</text:p>
          </table:table-cell>
          <table:table-cell office:value-type="float" office:value="857992" calcext:value-type="float">
            <text:p>85799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adine Schön</text:p>
          </table:table-cell>
          <table:table-cell office:value-type="float" office:value="858006" calcext:value-type="float">
            <text:p>85800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arlene Schönberger</text:p>
          </table:table-cell>
          <table:table-cell office:value-type="float" office:value="860342" calcext:value-type="float">
            <text:p>86034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Olaf Scholz</text:p>
          </table:table-cell>
          <table:table-cell office:value-type="float" office:value="860468" calcext:value-type="float">
            <text:p>86046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ohannes Schraps</text:p>
          </table:table-cell>
          <table:table-cell office:value-type="float" office:value="857996" calcext:value-type="float">
            <text:p>85799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hristian Schreider</text:p>
          </table:table-cell>
          <table:table-cell office:value-type="float" office:value="861204" calcext:value-type="float">
            <text:p>86120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Felix Schreiner</text:p>
          </table:table-cell>
          <table:table-cell office:value-type="float" office:value="857978" calcext:value-type="float">
            <text:p>85797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ichael Schrodi</text:p>
          </table:table-cell>
          <table:table-cell office:value-type="float" office:value="857998" calcext:value-type="float">
            <text:p>85799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hristina-Johanne Schröder</text:p>
          </table:table-cell>
          <table:table-cell office:value-type="float" office:value="860816" calcext:value-type="float">
            <text:p>86081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ia Schröder</text:p>
          </table:table-cell>
          <table:table-cell office:value-type="float" office:value="861210" calcext:value-type="float">
            <text:p>86121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nja Schulz</text:p>
          </table:table-cell>
          <table:table-cell office:value-type="float" office:value="861214" calcext:value-type="float">
            <text:p>86121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Uwe Schulz</text:p>
          </table:table-cell>
          <table:table-cell office:value-type="float" office:value="857986" calcext:value-type="float">
            <text:p>85798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ordula Schulz-Asche</text:p>
          </table:table-cell>
          <table:table-cell office:value-type="float" office:value="858004" calcext:value-type="float">
            <text:p>85800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venja Schulze</text:p>
          </table:table-cell>
          <table:table-cell office:value-type="float" office:value="860968" calcext:value-type="float">
            <text:p>86096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Frank Schwabe</text:p>
          </table:table-cell>
          <table:table-cell office:value-type="float" office:value="857980" calcext:value-type="float">
            <text:p>85798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tefan Schwartze</text:p>
          </table:table-cell>
          <table:table-cell office:value-type="float" office:value="857984" calcext:value-type="float">
            <text:p>85798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ndreas Schwarz</text:p>
          </table:table-cell>
          <table:table-cell office:value-type="float" office:value="857988" calcext:value-type="float">
            <text:p>85798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rmin Schwarz</text:p>
          </table:table-cell>
          <table:table-cell office:value-type="float" office:value="860632" calcext:value-type="float">
            <text:p>86063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ita Schwarzelühr-Sutter</text:p>
          </table:table-cell>
          <table:table-cell office:value-type="float" office:value="857994" calcext:value-type="float">
            <text:p>85799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tthias Seestern-Pauly</text:p>
          </table:table-cell>
          <table:table-cell office:value-type="float" office:value="858010" calcext:value-type="float">
            <text:p>85801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tefan Seidler</text:p>
          </table:table-cell>
          <table:table-cell office:value-type="float" office:value="863288" calcext:value-type="float">
            <text:p>86328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etlef Seif</text:p>
          </table:table-cell>
          <table:table-cell office:value-type="float" office:value="858062" calcext:value-type="float">
            <text:p>85806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f. Dr. Stephan Seiter</text:p>
          </table:table-cell>
          <table:table-cell office:value-type="float" office:value="861238" calcext:value-type="float">
            <text:p>86123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homas Seitz</text:p>
          </table:table-cell>
          <table:table-cell office:value-type="float" office:value="858072" calcext:value-type="float">
            <text:p>85807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Lina Seitzl</text:p>
          </table:table-cell>
          <table:table-cell office:value-type="float" office:value="860184" calcext:value-type="float">
            <text:p>86018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elis Sekmen</text:p>
          </table:table-cell>
          <table:table-cell office:value-type="float" office:value="860156" calcext:value-type="float">
            <text:p>86015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ainer Semet</text:p>
          </table:table-cell>
          <table:table-cell office:value-type="float" office:value="861240" calcext:value-type="float">
            <text:p>86124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rtin Sichert</text:p>
          </table:table-cell>
          <table:table-cell office:value-type="float" office:value="858038" calcext:value-type="float">
            <text:p>85803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homas Silberhorn</text:p>
          </table:table-cell>
          <table:table-cell office:value-type="float" office:value="858036" calcext:value-type="float">
            <text:p>85803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jörn Simon</text:p>
          </table:table-cell>
          <table:table-cell office:value-type="float" office:value="858050" calcext:value-type="float">
            <text:p>85805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Petra Sitte</text:p>
          </table:table-cell>
          <table:table-cell office:value-type="float" office:value="858018" calcext:value-type="float">
            <text:p>85801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udith Skudelny</text:p>
          </table:table-cell>
          <table:table-cell office:value-type="float" office:value="858020" calcext:value-type="float">
            <text:p>85802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yke Slawik</text:p>
          </table:table-cell>
          <table:table-cell office:value-type="float" office:value="860910" calcext:value-type="float">
            <text:p>86091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ino Sorge</text:p>
          </table:table-cell>
          <table:table-cell office:value-type="float" office:value="858066" calcext:value-type="float">
            <text:p>85806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ens Spahn</text:p>
          </table:table-cell>
          <table:table-cell office:value-type="float" office:value="858012" calcext:value-type="float">
            <text:p>85801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Anne Monika Spallek</text:p>
          </table:table-cell>
          <table:table-cell office:value-type="float" office:value="860938" calcext:value-type="float">
            <text:p>86093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Dirk Spaniel</text:p>
          </table:table-cell>
          <table:table-cell office:value-type="float" office:value="858024" calcext:value-type="float">
            <text:p>85802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erle Spellerberg</text:p>
          </table:table-cell>
          <table:table-cell office:value-type="float" office:value="861260" calcext:value-type="float">
            <text:p>86126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ené Springer</text:p>
          </table:table-cell>
          <table:table-cell office:value-type="float" office:value="858058" calcext:value-type="float">
            <text:p>85805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venja Stadler</text:p>
          </table:table-cell>
          <table:table-cell office:value-type="float" office:value="858016" calcext:value-type="float">
            <text:p>85801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atrin Staffler</text:p>
          </table:table-cell>
          <table:table-cell office:value-type="float" office:value="858030" calcext:value-type="float">
            <text:p>85803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ina Stahr</text:p>
          </table:table-cell>
          <table:table-cell office:value-type="float" office:value="860498" calcext:value-type="float">
            <text:p>86049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artina Stamm-Fibich</text:p>
          </table:table-cell>
          <table:table-cell office:value-type="float" office:value="858054" calcext:value-type="float">
            <text:p>85805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ettina Stark-Watzinger</text:p>
          </table:table-cell>
          <table:table-cell office:value-type="float" office:value="858076" calcext:value-type="float">
            <text:p>85807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Till Steffen</text:p>
          </table:table-cell>
          <table:table-cell office:value-type="float" office:value="860702" calcext:value-type="float">
            <text:p>86070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Wolfgang Stefinger</text:p>
          </table:table-cell>
          <table:table-cell office:value-type="float" office:value="858064" calcext:value-type="float">
            <text:p>85806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lbert Stegemann</text:p>
          </table:table-cell>
          <table:table-cell office:value-type="float" office:value="858074" calcext:value-type="float">
            <text:p>85807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Ralf Stegner</text:p>
          </table:table-cell>
          <table:table-cell office:value-type="float" office:value="861352" calcext:value-type="float">
            <text:p>86135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thias Stein</text:p>
          </table:table-cell>
          <table:table-cell office:value-type="float" office:value="858042" calcext:value-type="float">
            <text:p>85804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ohannes Steiniger</text:p>
          </table:table-cell>
          <table:table-cell office:value-type="float" office:value="858032" calcext:value-type="float">
            <text:p>85803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Hanna Steinmüller</text:p>
          </table:table-cell>
          <table:table-cell office:value-type="float" office:value="860510" calcext:value-type="float">
            <text:p>86051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hristian Freiherr von Stetten</text:p>
          </table:table-cell>
          <table:table-cell office:value-type="float" office:value="858026" calcext:value-type="float">
            <text:p>85802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adja Sthamer</text:p>
          </table:table-cell>
          <table:table-cell office:value-type="float" office:value="861288" calcext:value-type="float">
            <text:p>86128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ieter Stier</text:p>
          </table:table-cell>
          <table:table-cell office:value-type="float" office:value="858052" calcext:value-type="float">
            <text:p>85805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onrad Stockmeier</text:p>
          </table:table-cell>
          <table:table-cell office:value-type="float" office:value="861292" calcext:value-type="float">
            <text:p>86129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laus Stöber</text:p>
          </table:table-cell>
          <table:table-cell office:value-type="float" office:value="863310" calcext:value-type="float">
            <text:p>86331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iana Stöcker</text:p>
          </table:table-cell>
          <table:table-cell office:value-type="float" office:value="861664" calcext:value-type="float">
            <text:p>86166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eatrix von Storch</text:p>
          </table:table-cell>
          <table:table-cell office:value-type="float" office:value="858070" calcext:value-type="float">
            <text:p>85807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Gero Storjohann</text:p>
          </table:table-cell>
          <table:table-cell office:value-type="float" office:value="858014" calcext:value-type="float">
            <text:p>85801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Marie-Agnes Strack-Zimmermann</text:p>
          </table:table-cell>
          <table:table-cell office:value-type="float" office:value="858040" calcext:value-type="float">
            <text:p>85804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tephan Stracke</text:p>
          </table:table-cell>
          <table:table-cell office:value-type="float" office:value="858034" calcext:value-type="float">
            <text:p>85803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enjamin Strasser</text:p>
          </table:table-cell>
          <table:table-cell office:value-type="float" office:value="858068" calcext:value-type="float">
            <text:p>85806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x Straubinger</text:p>
          </table:table-cell>
          <table:table-cell office:value-type="float" office:value="858078" calcext:value-type="float">
            <text:p>85807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Wolfgang Strengmann-Kuhn</text:p>
          </table:table-cell>
          <table:table-cell office:value-type="float" office:value="858022" calcext:value-type="float">
            <text:p>85802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uppert Stüwe</text:p>
          </table:table-cell>
          <table:table-cell office:value-type="float" office:value="860420" calcext:value-type="float">
            <text:p>86042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hristina Stumpp</text:p>
          </table:table-cell>
          <table:table-cell office:value-type="float" office:value="861926" calcext:value-type="float">
            <text:p>86192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essica Tatti</text:p>
          </table:table-cell>
          <table:table-cell office:value-type="float" office:value="858092" calcext:value-type="float">
            <text:p>85809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laudia Tausend</text:p>
          </table:table-cell>
          <table:table-cell office:value-type="float" office:value="858110" calcext:value-type="float">
            <text:p>85811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Hermann-Josef Tebroke</text:p>
          </table:table-cell>
          <table:table-cell office:value-type="float" office:value="858098" calcext:value-type="float">
            <text:p>85809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wet Tesfaiesus</text:p>
          </table:table-cell>
          <table:table-cell office:value-type="float" office:value="860740" calcext:value-type="float">
            <text:p>86074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inda Teuteberg</text:p>
          </table:table-cell>
          <table:table-cell office:value-type="float" office:value="858100" calcext:value-type="float">
            <text:p>85810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ens Teutrine</text:p>
          </table:table-cell>
          <table:table-cell office:value-type="float" office:value="861326" calcext:value-type="float">
            <text:p>86132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ichael Theurer</text:p>
          </table:table-cell>
          <table:table-cell office:value-type="float" office:value="858104" calcext:value-type="float">
            <text:p>85810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ichael Thews</text:p>
          </table:table-cell>
          <table:table-cell office:value-type="float" office:value="858084" calcext:value-type="float">
            <text:p>85808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ans-Jürgen Thies</text:p>
          </table:table-cell>
          <table:table-cell office:value-type="float" office:value="858094" calcext:value-type="float">
            <text:p>85809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tephan Thomae</text:p>
          </table:table-cell>
          <table:table-cell office:value-type="float" office:value="858080" calcext:value-type="float">
            <text:p>85808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lexander Throm</text:p>
          </table:table-cell>
          <table:table-cell office:value-type="float" office:value="858106" calcext:value-type="float">
            <text:p>85810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ntje Tillmann</text:p>
          </table:table-cell>
          <table:table-cell office:value-type="float" office:value="858090" calcext:value-type="float">
            <text:p>85809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strid Timmermann-Fechter</text:p>
          </table:table-cell>
          <table:table-cell office:value-type="float" office:value="860944" calcext:value-type="float">
            <text:p>86094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ico Tippelt</text:p>
          </table:table-cell>
          <table:table-cell office:value-type="float" office:value="861350" calcext:value-type="float">
            <text:p>86135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nfred Todtenhausen</text:p>
          </table:table-cell>
          <table:table-cell office:value-type="float" office:value="858086" calcext:value-type="float">
            <text:p>85808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rkus Töns</text:p>
          </table:table-cell>
          <table:table-cell office:value-type="float" office:value="858096" calcext:value-type="float">
            <text:p>85809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Florian Toncar</text:p>
          </table:table-cell>
          <table:table-cell office:value-type="float" office:value="858102" calcext:value-type="float">
            <text:p>85810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arsten Träger</text:p>
          </table:table-cell>
          <table:table-cell office:value-type="float" office:value="858082" calcext:value-type="float">
            <text:p>85808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ürgen Trittin</text:p>
          </table:table-cell>
          <table:table-cell office:value-type="float" office:value="858108" calcext:value-type="float">
            <text:p>85810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nja Troff-Schaffarzyk</text:p>
          </table:table-cell>
          <table:table-cell office:value-type="float" office:value="860870" calcext:value-type="float">
            <text:p>86087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erya Türk-Nachbaur</text:p>
          </table:table-cell>
          <table:table-cell office:value-type="float" office:value="860206" calcext:value-type="float">
            <text:p>86020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rkus Uhl</text:p>
          </table:table-cell>
          <table:table-cell office:value-type="float" office:value="858112" calcext:value-type="float">
            <text:p>85811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atrin Uhlig</text:p>
          </table:table-cell>
          <table:table-cell office:value-type="float" office:value="860926" calcext:value-type="float">
            <text:p>86092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f. Dr. Andrew Ullmann</text:p>
          </table:table-cell>
          <table:table-cell office:value-type="float" office:value="858114" calcext:value-type="float">
            <text:p>85811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Frank Ullrich</text:p>
          </table:table-cell>
          <table:table-cell office:value-type="float" office:value="861430" calcext:value-type="float">
            <text:p>86143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Gerald Ullrich</text:p>
          </table:table-cell>
          <table:table-cell office:value-type="float" office:value="858118" calcext:value-type="float">
            <text:p>85811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Volker Ullrich</text:p>
          </table:table-cell>
          <table:table-cell office:value-type="float" office:value="858120" calcext:value-type="float">
            <text:p>85812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lexander Ulrich</text:p>
          </table:table-cell>
          <table:table-cell office:value-type="float" office:value="858116" calcext:value-type="float">
            <text:p>85811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Julia Verlinden</text:p>
          </table:table-cell>
          <table:table-cell office:value-type="float" office:value="858122" calcext:value-type="float">
            <text:p>85812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erstin Vieregge</text:p>
          </table:table-cell>
          <table:table-cell office:value-type="float" office:value="858126" calcext:value-type="float">
            <text:p>85812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arja-Liisa Völlers</text:p>
          </table:table-cell>
          <table:table-cell office:value-type="float" office:value="858132" calcext:value-type="float">
            <text:p>85813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irk Vöpel</text:p>
          </table:table-cell>
          <table:table-cell office:value-type="float" office:value="858128" calcext:value-type="float">
            <text:p>85812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ohannes Vogel</text:p>
          </table:table-cell>
          <table:table-cell office:value-type="float" office:value="858134" calcext:value-type="float">
            <text:p>85813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athrin Vogler</text:p>
          </table:table-cell>
          <table:table-cell office:value-type="float" office:value="858124" calcext:value-type="float">
            <text:p>85812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Oliver Vogt</text:p>
          </table:table-cell>
          <table:table-cell office:value-type="float" office:value="860962" calcext:value-type="float">
            <text:p>86096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hristoph de Vries</text:p>
          </table:table-cell>
          <table:table-cell office:value-type="float" office:value="858136" calcext:value-type="float">
            <text:p>85813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Johann David Wadephul</text:p>
          </table:table-cell>
          <table:table-cell office:value-type="float" office:value="858166" calcext:value-type="float">
            <text:p>85816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iklas Wagener</text:p>
          </table:table-cell>
          <table:table-cell office:value-type="float" office:value="860340" calcext:value-type="float">
            <text:p>86034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obin Wagener</text:p>
          </table:table-cell>
          <table:table-cell office:value-type="float" office:value="860908" calcext:value-type="float">
            <text:p>86090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Sahra Wagenknecht</text:p>
          </table:table-cell>
          <table:table-cell office:value-type="float" office:value="858202" calcext:value-type="float">
            <text:p>85820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Carolin Wagner</text:p>
          </table:table-cell>
          <table:table-cell office:value-type="float" office:value="860296" calcext:value-type="float">
            <text:p>86029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ohannes Wagner</text:p>
          </table:table-cell>
          <table:table-cell office:value-type="float" office:value="860346" calcext:value-type="float">
            <text:p>86034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aja Wallstein</text:p>
          </table:table-cell>
          <table:table-cell office:value-type="float" office:value="860470" calcext:value-type="float">
            <text:p>86047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Hannes Walter</text:p>
          </table:table-cell>
          <table:table-cell office:value-type="float" office:value="860478" calcext:value-type="float">
            <text:p>86047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eate Walter-Rosenheimer</text:p>
          </table:table-cell>
          <table:table-cell office:value-type="float" office:value="858152" calcext:value-type="float">
            <text:p>85815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rco Wanderwitz</text:p>
          </table:table-cell>
          <table:table-cell office:value-type="float" office:value="858160" calcext:value-type="float">
            <text:p>85816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ina Warken</text:p>
          </table:table-cell>
          <table:table-cell office:value-type="float" office:value="858188" calcext:value-type="float">
            <text:p>85818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andra Weeser</text:p>
          </table:table-cell>
          <table:table-cell office:value-type="float" office:value="858156" calcext:value-type="float">
            <text:p>85815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armen Wegge</text:p>
          </table:table-cell>
          <table:table-cell office:value-type="float" office:value="860290" calcext:value-type="float">
            <text:p>86029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elanie Wegling</text:p>
          </table:table-cell>
          <table:table-cell office:value-type="float" office:value="860676" calcext:value-type="float">
            <text:p>86067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Alice Weidel</text:p>
          </table:table-cell>
          <table:table-cell office:value-type="float" office:value="858184" calcext:value-type="float">
            <text:p>85818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Joe Weingarten</text:p>
          </table:table-cell>
          <table:table-cell office:value-type="float" office:value="858196" calcext:value-type="float">
            <text:p>85819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r. Anja Weisgerber</text:p>
          </table:table-cell>
          <table:table-cell office:value-type="float" office:value="858178" calcext:value-type="float">
            <text:p>858178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askia Weishaupt</text:p>
          </table:table-cell>
          <table:table-cell office:value-type="float" office:value="860332" calcext:value-type="float">
            <text:p>86033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aria-Lena Weiss</text:p>
          </table:table-cell>
          <table:table-cell office:value-type="float" office:value="861824" calcext:value-type="float">
            <text:p>86182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abine Weiss</text:p>
          </table:table-cell>
          <table:table-cell office:value-type="float" office:value="858150" calcext:value-type="float">
            <text:p>85815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tefan Wenzel</text:p>
          </table:table-cell>
          <table:table-cell office:value-type="float" office:value="860834" calcext:value-type="float">
            <text:p>86083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Lena Werner</text:p>
          </table:table-cell>
          <table:table-cell office:value-type="float" office:value="861196" calcext:value-type="float">
            <text:p>86119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icole Westig</text:p>
          </table:table-cell>
          <table:table-cell office:value-type="float" office:value="858198" calcext:value-type="float">
            <text:p>85819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ernd Westphal</text:p>
          </table:table-cell>
          <table:table-cell office:value-type="float" office:value="858148" calcext:value-type="float">
            <text:p>85814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f. Dr. Harald Weyel</text:p>
          </table:table-cell>
          <table:table-cell office:value-type="float" office:value="858182" calcext:value-type="float">
            <text:p>85818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ai Whittaker</text:p>
          </table:table-cell>
          <table:table-cell office:value-type="float" office:value="858194" calcext:value-type="float">
            <text:p>85819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nnette Widmann-Mauz</text:p>
          </table:table-cell>
          <table:table-cell office:value-type="float" office:value="858200" calcext:value-type="float">
            <text:p>85820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Wolfgang Wiehle</text:p>
          </table:table-cell>
          <table:table-cell office:value-type="float" office:value="858168" calcext:value-type="float">
            <text:p>85816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Klaus Wiener</text:p>
          </table:table-cell>
          <table:table-cell office:value-type="float" office:value="861052" calcext:value-type="float">
            <text:p>86105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irk Wiese</text:p>
          </table:table-cell>
          <table:table-cell office:value-type="float" office:value="858180" calcext:value-type="float">
            <text:p>85818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laus-Peter Willsch</text:p>
          </table:table-cell>
          <table:table-cell office:value-type="float" office:value="858176" calcext:value-type="float">
            <text:p>85817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lisabeth Winkelmeier-Becker</text:p>
          </table:table-cell>
          <table:table-cell office:value-type="float" office:value="858192" calcext:value-type="float">
            <text:p>85819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Tobias Winkler</text:p>
          </table:table-cell>
          <table:table-cell office:value-type="float" office:value="860366" calcext:value-type="float">
            <text:p>86036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ina Winklmann</text:p>
          </table:table-cell>
          <table:table-cell office:value-type="float" office:value="860348" calcext:value-type="float">
            <text:p>86034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Christian Wirth</text:p>
          </table:table-cell>
          <table:table-cell office:value-type="float" office:value="858172" calcext:value-type="float">
            <text:p>85817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Volker Wissing</text:p>
          </table:table-cell>
          <table:table-cell office:value-type="float" office:value="861446" calcext:value-type="float">
            <text:p>86144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anine Wissler</text:p>
          </table:table-cell>
          <table:table-cell office:value-type="float" office:value="861432" calcext:value-type="float">
            <text:p>86143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Uwe Witt</text:p>
          </table:table-cell>
          <table:table-cell office:value-type="float" office:value="858154" calcext:value-type="float">
            <text:p>85815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echthilde Wittmann</text:p>
          </table:table-cell>
          <table:table-cell office:value-type="float" office:value="860322" calcext:value-type="float">
            <text:p>86032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Herbert Wollmann</text:p>
          </table:table-cell>
          <table:table-cell office:value-type="float" office:value="861474" calcext:value-type="float">
            <text:p>86147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areike Lotte Wulf</text:p>
          </table:table-cell>
          <table:table-cell office:value-type="float" office:value="860802" calcext:value-type="float">
            <text:p>86080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Joachim Wundrak</text:p>
          </table:table-cell>
          <table:table-cell office:value-type="float" office:value="861462" calcext:value-type="float">
            <text:p>86146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ülistan Yüksel</text:p>
          </table:table-cell>
          <table:table-cell office:value-type="float" office:value="858204" calcext:value-type="float">
            <text:p>85820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mmi Zeulner</text:p>
          </table:table-cell>
          <table:table-cell office:value-type="float" office:value="858212" calcext:value-type="float">
            <text:p>85821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ay-Uwe Ziegler</text:p>
          </table:table-cell>
          <table:table-cell office:value-type="float" office:value="863322" calcext:value-type="float">
            <text:p>863322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aul Ziemiak</text:p>
          </table:table-cell>
          <table:table-cell office:value-type="float" office:value="858210" calcext:value-type="float">
            <text:p>858210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tefan Zierke</text:p>
          </table:table-cell>
          <table:table-cell office:value-type="float" office:value="858206" calcext:value-type="float">
            <text:p>85820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Dr. Jens Zimmermann</text:p>
          </table:table-cell>
          <table:table-cell office:value-type="float" office:value="858214" calcext:value-type="float">
            <text:p>858214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icolas Zippelius</text:p>
          </table:table-cell>
          <table:table-cell office:value-type="float" office:value="861658" calcext:value-type="float">
            <text:p>861658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rmand Zorn</text:p>
          </table:table-cell>
          <table:table-cell office:value-type="float" office:value="861560" calcext:value-type="float">
            <text:p>86156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atrin Zschau</text:p>
          </table:table-cell>
          <table:table-cell office:value-type="float" office:value="860826" calcext:value-type="float">
            <text:p>86082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.00.0000</text:date>, <text:time style:data-style-name="N2" text:time-value="21:06:20.172581034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21T21:15:21.927423802</dc:date>
    <meta:editing-duration>PT44M15S</meta:editing-duration>
    <meta:editing-cycles>8</meta:editing-cycles>
    <meta:generator>LibreOffice/7.2.3.2$Linux_X86_64 LibreOffice_project/20$Build-2</meta:generator>
    <meta:document-statistic meta:table-count="1" meta:cell-count="2214" meta:object-count="0"/>
  </office:meta>
</office:document-meta>
</file>